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MI10" svg:font-family="CMMI10"/>
    <style:font-face style:name="CMR10" svg:font-family="CMR10"/>
    <style:font-face style:name="DejaVuSans" svg:font-family="DejaVuSans"/>
    <style:font-face style:name="FandolFang-Regular-Identity-H" svg:font-family="FandolFang-Regular-Identity-H"/>
    <style:font-face style:name="FandolSong-Bold-Identity-H" svg:font-family="FandolSong-Bold-Identity-H"/>
    <style:font-face style:name="FandolSong-Regular-Identity-H" svg:font-family="FandolSong-Regular-Identity-H"/>
    <style:font-face style:name="LMMono10-Regular-Identity-H" svg:font-family="LMMono10-Regular-Identity-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d4d4d" loext:decorative="false"/>
    </style:style>
    <style:style style:name="gr2" style:family="graphic" style:parent-style-name="standard">
      <style:graphic-properties draw:stroke="none" draw:fill="solid" draw:fill-color="#1793d1" loext:decorative="false"/>
    </style:style>
    <style:style style:name="gr3" style:family="graphic" style:parent-style-name="standard">
      <style:graphic-properties draw:stroke="none" draw:fill="solid" draw:fill-color="#a4a5a8" loext:decorative="false"/>
    </style:style>
    <style:style style:name="gr4" style:family="graphic" style:parent-style-name="standard">
      <style:graphic-properties draw:stroke="solid" svg:stroke-width="0.041cm" svg:stroke-color="#ffffff" draw:stroke-linejoin="miter" svg:stroke-linecap="butt" draw:fill="none" fo:padding-top="0.02cm" fo:padding-bottom="0.02cm" fo:padding-left="0.02cm" fo:padding-right="0.02cm" loext:decorative="false"/>
    </style:style>
    <style:style style:name="gr5" style:family="graphic" style:parent-style-name="standard">
      <style:graphic-properties draw:stroke="none" draw:fill="solid" draw:fill-color="#cccccc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68cm" loext:decorative="false"/>
      <style:paragraph-properties style:writing-mode="lr-tb"/>
    </style:style>
    <style:style style:name="P1" style:family="paragraph">
      <loext:graphic-properties draw:fill="solid" draw:fill-color="#4d4d4d"/>
    </style:style>
    <style:style style:name="P2" style:family="paragraph">
      <loext:graphic-properties draw:fill="solid" draw:fill-color="#1793d1"/>
    </style:style>
    <style:style style:name="P3" style:family="paragraph">
      <loext:graphic-properties draw:fill="solid" draw:fill-color="#a4a5a8"/>
    </style:style>
    <style:style style:name="P4" style:family="paragraph">
      <loext:graphic-properties draw:fill="none"/>
    </style:style>
    <style:style style:name="P5" style:family="paragraph">
      <loext:graphic-properties draw:fill="solid" draw:fill-color="#cccccc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style:text-properties style:font-name="Roboto" fo:font-size="24pt" style:font-name-asian="Roboto" style:font-size-asian="24pt" style:font-size-complex="24pt"/>
    </style:style>
    <style:style style:name="P10" style:family="paragraph">
      <loext:graphic-properties draw:fill="none" draw:fill-color="#ffffff"/>
      <style:text-properties style:font-name="Roboto" fo:font-size="24pt" style:font-name-asian="Roboto" style:font-size-asian="24pt" style:font-size-complex="24pt"/>
    </style:style>
    <style:style style:name="P11" style:family="paragraph">
      <style:text-properties style:font-name="Noto Sans" fo:font-size="12pt" style:font-name-asian="Noto Sans" style:font-size-asian="12pt" style:font-size-complex="12pt"/>
    </style:style>
    <style:style style:name="P12" style:family="paragraph">
      <loext:graphic-properties draw:fill="none" draw:fill-color="#ffffff"/>
      <style:text-properties style:font-name="Noto Sans" fo:font-size="12pt" style:font-name-asian="Noto Sans" style:font-size-asian="12pt" style:font-size-complex="12pt"/>
    </style:style>
    <style:style style:name="P13" style:family="paragraph">
      <style:text-properties style:font-name="Noto Sans CJK SC" fo:font-size="9pt" style:font-name-asian="Noto Sans CJK SC" style:font-size-asian="9pt" style:font-size-complex="9pt"/>
    </style:style>
    <style:style style:name="P14" style:family="paragraph">
      <loext:graphic-properties draw:fill="none" draw:fill-color="#ffffff"/>
      <style:text-properties style:font-name="Noto Sans CJK SC" fo:font-size="9pt" style:font-name-asian="Noto Sans CJK SC" style:font-size-asian="9pt" style:font-size-complex="9pt"/>
    </style:style>
    <style:style style:name="T1" style:family="text">
      <style:text-properties fo:color="#000000" loext:opacity="100%" style:font-name="FandolSong-Bold-Identity-H" fo:font-size="9.89999961853027pt" fo:font-weight="normal" style:font-name-asian="FandolSong-Bold-Identity-H" style:font-size-asian="9.89999961853027pt" style:font-weight-asian="normal" style:font-name-complex="FandolSong-Bold-Identity-H" style:font-size-complex="9.89999961853027pt" style:font-weight-complex="normal"/>
    </style:style>
    <style:style style:name="T2" style:family="text">
      <style:text-properties fo:color="#000000" loext:opacity="100%" style:font-name="FandolSong-Regular-Identity-H" fo:font-size="9.89999961853027pt" fo:font-weight="normal" style:font-name-asian="FandolSong-Regular-Identity-H" style:font-size-asian="9.89999961853027pt" style:font-weight-asian="normal" style:font-name-complex="FandolSong-Regular-Identity-H" style:font-size-complex="9.89999961853027pt" style:font-weight-complex="normal"/>
    </style:style>
    <style:style style:name="T3" style:family="text">
      <style:text-properties fo:color="#000000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4" style:family="text">
      <style:text-properties fo:color="#646400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5" style:family="text">
      <style:text-properties fo:color="#646400" loext:opacity="100%" style:font-name="FandolSong-Regular-Identity-H" fo:font-size="9.89999961853027pt" fo:font-weight="normal" style:font-name-asian="FandolSong-Regular-Identity-H" style:font-size-asian="9.89999961853027pt" style:font-weight-asian="normal" style:font-name-complex="FandolSong-Regular-Identity-H" style:font-size-complex="9.89999961853027pt" style:font-weight-complex="normal"/>
    </style:style>
    <style:style style:name="T6" style:family="text">
      <style:text-properties fo:color="#640064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7" style:family="text">
      <style:text-properties fo:color="#640064" loext:opacity="100%" style:font-name="FandolSong-Regular-Identity-H" fo:font-size="9.89999961853027pt" fo:font-weight="normal" style:font-name-asian="FandolSong-Regular-Identity-H" style:font-size-asian="9.89999961853027pt" style:font-weight-asian="normal" style:font-name-complex="FandolSong-Regular-Identity-H" style:font-size-complex="9.89999961853027pt" style:font-weight-complex="normal"/>
    </style:style>
    <style:style style:name="T8" style:family="text">
      <style:text-properties fo:color="#1a4485" loext:opacity="100%" style:font-name="FandolSong-Bold-Identity-H" fo:font-size="9.89999961853027pt" fo:font-weight="normal" style:font-name-asian="FandolSong-Bold-Identity-H" style:font-size-asian="9.89999961853027pt" style:font-weight-asian="normal" style:font-name-complex="FandolSong-Bold-Identity-H" style:font-size-complex="9.89999961853027pt" style:font-weight-complex="normal"/>
    </style:style>
    <style:style style:name="T9" style:family="text">
      <style:text-properties fo:color="#ffffff" loext:opacity="100%" style:font-name="DejaVuSans" fo:font-size="9pt" fo:font-weight="bold" style:font-name-asian="DejaVuSans" style:font-size-asian="9pt" style:font-weight-asian="bold" style:font-name-complex="DejaVuSans" style:font-size-complex="9pt" style:font-weight-complex="bold"/>
    </style:style>
    <style:style style:name="T10" style:family="text">
      <style:text-properties fo:color="#000000" loext:opacity="100%" style:font-name="LMMono10-Regular-Identity-H" fo:font-size="9.89999961853027pt" fo:font-weight="normal" style:font-name-asian="LMMono10-Regular-Identity-H" style:font-size-asian="9.89999961853027pt" style:font-weight-asian="normal" style:font-name-complex="LMMono10-Regular-Identity-H" style:font-size-complex="9.89999961853027pt" style:font-weight-complex="normal"/>
    </style:style>
    <style:style style:name="T11" style:family="text">
      <style:text-properties fo:color="#000000" loext:opacity="100%" style:font-name="FandolFang-Regular-Identity-H" fo:font-size="9.89999961853027pt" fo:font-weight="normal" style:font-name-asian="FandolFang-Regular-Identity-H" style:font-size-asian="9.89999961853027pt" style:font-weight-asian="normal" style:font-name-complex="FandolFang-Regular-Identity-H" style:font-size-complex="9.89999961853027pt" style:font-weight-complex="normal"/>
    </style:style>
    <style:style style:name="T12" style:family="text">
      <style:text-properties fo:color="#1a4485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13" style:family="text">
      <style:text-properties fo:color="#1a4485" loext:opacity="100%" style:font-name="FandolSong-Regular-Identity-H" fo:font-size="9.89999961853027pt" fo:font-weight="normal" style:font-name-asian="FandolSong-Regular-Identity-H" style:font-size-asian="9.89999961853027pt" style:font-weight-asian="normal" style:font-name-complex="FandolSong-Regular-Identity-H" style:font-size-complex="9.89999961853027pt" style:font-weight-complex="normal"/>
    </style:style>
    <style:style style:name="T14" style:family="text">
      <style:text-properties fo:color="#1a4485" loext:opacity="100%" style:font-name="CMMI10" fo:font-size="9.89999961853027pt" fo:font-style="italic" fo:font-weight="normal" style:font-name-asian="CMMI10" style:font-size-asian="9.89999961853027pt" style:font-style-asian="italic" style:font-weight-asian="normal" style:font-name-complex="CMMI10" style:font-size-complex="9.89999961853027pt" style:font-style-complex="italic" style:font-weight-complex="normal"/>
    </style:style>
    <style:style style:name="T15" style:family="text">
      <style:text-properties fo:color="#1a4485" loext:opacity="100%" style:font-name="CMR10" fo:font-size="9.89999961853027pt" fo:font-weight="normal" style:font-name-asian="CMR10" style:font-size-asian="9.89999961853027pt" style:font-weight-asian="normal" style:font-name-complex="CMR10" style:font-size-complex="9.89999961853027pt" style:font-weight-complex="normal"/>
    </style:style>
    <style:style style:name="T16" style:family="text">
      <style:text-properties style:font-name="Roboto" fo:font-size="24pt" style:font-name-asian="Roboto" style:font-size-asian="24pt" style:font-size-complex="24pt"/>
    </style:style>
    <style:style style:name="T17" style:family="text">
      <style:text-properties style:font-name="Noto Sans CJK SC" fo:font-size="24pt" style:font-name-asian="Noto Sans CJK SC" style:font-size-asian="24pt" style:font-size-complex="24pt"/>
    </style:style>
    <style:style style:name="T18" style:family="text">
      <style:text-properties style:font-name="Noto Sans" fo:font-size="12pt" style:font-name-asian="Noto Sans" style:font-size-asian="12pt" style:font-size-complex="12pt"/>
    </style:style>
    <style:style style:name="T19" style:family="text">
      <style:text-properties style:font-name="Noto Sans CJK SC" fo:font-size="9pt" style:font-name-asian="Noto Sans CJK SC" style:font-size-asian="9pt" style:font-size-complex="9pt"/>
    </style:style>
    <style:style style:name="T20" style:family="text">
      <style:text-properties fo:color="#000000" loext:opacity="100%" style:font-name="DejaVuSans" fo:font-size="9pt" fo:font-weight="bold" style:font-name-asian="DejaVuSans" style:font-size-asian="9pt" style:font-weight-asian="bold" style:font-name-complex="DejaVuSans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6">
        <draw:path draw:style-name="gr1" draw:text-style-name="P1" draw:layer="layout" svg:width="0.834cm" svg:height="0.988cm" svg:x="3.377cm" svg:y="3.121cm" svg:viewBox="0 0 835 989" svg:d="M439 0c-133 0-242 27-284 41l-44 235c0 1 217-58 313-54 158 6 173 60 170 135 2 4-41-68-178-70-173-3-416 62-416 322-4 293 219 379 372 380 137-2 201-51 236-78 46-48 99-97 149-155-48 87-89 147-132 192v39l208-35 1-565c-2-80 46-386-395-387zM409 493c86 1 185 43 185 145 1 93-116 143-192 142-77 0-178-59-179-150 2-81 95-140 186-137z">
          <text:p/>
        </draw:path>
        <draw:path draw:style-name="gr1" draw:text-style-name="P1" draw:layer="layout" svg:width="0.597cm" svg:height="0.973cm" svg:x="4.346cm" svg:y="3.135cm" svg:viewBox="0 0 598 974" svg:d="M1 38l-1 936 243-46v-531c0-79 113-172 254-170 30-55 87-194 101-225-316-1-320 91-375 136-1-86-1-138-1-138z">
          <text:p/>
        </draw:path>
        <draw:path draw:style-name="gr1" draw:text-style-name="P1" draw:layer="layout" svg:width="0.879cm" svg:height="0.958cm" svg:x="4.835cm" svg:y="3.15cm" svg:viewBox="0 0 880 959" svg:d="M874 146c-2-1-126-145-375-146-233-4-495 86-499 479 2 343 251 478 500 480 267 3 373-166 380-170-33-28-152-146-152-146 0 0-74 106-219 107-144 2-270-111-271-269-2-158 115-243 273-250 136 0 214 88 214 88z">
          <text:p/>
        </draw:path>
        <draw:path draw:style-name="gr1" draw:text-style-name="P1" draw:layer="layout" svg:width="0.855cm" svg:height="1.275cm" svg:x="5.786cm" svg:y="2.846cm" svg:viewBox="0 0 856 1276" svg:d="M228 0l-228 54 1 1219 225-41 3-573c0-60 87-153 231-150 138 2 170 92 170 104l4 663 222-39v-704c2-67-148-211-390-212-114 0-177 27-210 46-55 42-118 83-180 135 58-73 106-124 153-163z">
          <text:p/>
        </draw:path>
        <draw:polygon draw:style-name="gr2" draw:text-style-name="P2" draw:layer="layout" svg:width="0.108cm" svg:height="1.245cm" svg:x="6.834cm" svg:y="2.852cm" svg:viewBox="0 0 109 1246" draw:points="0,25 104,0 109,1229 3,1246">
          <text:p/>
        </draw:polygon>
        <draw:path draw:style-name="gr2" draw:text-style-name="P2" draw:layer="layout" svg:width="0.133cm" svg:height="1.235cm" svg:x="7.093cm" svg:y="2.867cm" svg:viewBox="0 0 134 1236" svg:d="M22 378l91-40 1 880-88 18zM0 59l74-59 60 67-73 61z">
          <text:p/>
        </draw:path>
        <draw:path draw:style-name="gr2" draw:text-style-name="P2" draw:layer="layout" svg:width="0.743cm" svg:height="0.92cm" svg:x="7.375cm" svg:y="3.19cm" svg:viewBox="0 0 744 921" svg:d="M0 39l103-22v185c0 8 57-207 331-202 265 2 308 208 307 254l3 647-91 20v-640c1-18-41-176-230-177-187 0-317 136-316 223l1 563-104 28z">
          <text:p/>
        </draw:path>
        <draw:path draw:style-name="gr2" draw:text-style-name="P2" draw:layer="layout" svg:width="0.743cm" svg:height="0.922cm" svg:x="8.274cm" svg:y="3.21cm" svg:viewBox="0 0 744 923" svg:d="M744 886l-103 21-1-184c0-8-56 205-329 200-266-1-309-206-308-252l-3-647 109-24 2 641c0 17 21 179 209 179 187 1 319-112 320-283l-2-504 102-27z">
          <text:p/>
        </draw:path>
        <draw:polygon draw:style-name="gr2" draw:text-style-name="P2" draw:layer="layout" svg:width="0.712cm" svg:height="0.904cm" svg:x="9.128cm" svg:y="3.221cm" svg:viewBox="0 0 713 905" draw:points="91,0 19,56 296,419 0,838 77,896 355,506 642,905 713,848 405,421 651,77 576,13 352,332">
          <text:p/>
        </draw:polygon>
        <draw:path draw:style-name="gr2" draw:text-style-name="P2" draw:layer="layout" svg:width="2.708cm" svg:height="2.709cm" svg:x="0.901cm" svg:y="2.284cm" svg:viewBox="0 0 2709 2710" svg:d="M1355 0c-121 296-194 489-328 776 82 87 184 189 348 304-177-73-297-146-387-221-172 358-441 869-988 1851 429-248 763-400 1073-459-13-57-21-119-20-184v-13c7-275 150-488 320-474 169 15 301 251 294 526-1 51-7 101-17 147 306 60 636 213 1059 457-83-154-158-292-229-424-112-87-229-200-468-323 164 43 282 92 373 147-723-1348-782-1527-1030-2110z">
          <text:p/>
        </draw:path>
        <draw:polygon draw:style-name="gr2" draw:text-style-name="P2" draw:layer="layout" svg:width="0.068cm" svg:height="0.087cm" svg:x="9.947cm" svg:y="3.954cm" svg:viewBox="0 0 69 88" draw:points="29,88 29,11 0,11 0,0 69,0 69,11 41,11 41,88">
          <text:p/>
        </draw:polygon>
        <draw:path draw:style-name="gr2" draw:text-style-name="P2" draw:layer="layout" svg:width="0.082cm" svg:height="0.087cm" svg:x="10.027cm" svg:y="3.954cm" svg:viewBox="0 0 83 88" svg:d="M0 88v-88h17l22 62c2 6 3 10 4 13 1-3 2-8 4-14l21-61h15v88h-11v-74l-25 74h-10l-26-75v75z">
          <text:p/>
        </draw:path>
        <draw:polygon draw:style-name="gr2" draw:text-style-name="P2" draw:layer="layout" svg:width="0.066cm" svg:height="0.084cm" svg:x="3.595cm" svg:y="4.667cm" svg:viewBox="0 0 67 85" draw:points="28,85 28,10 0,10 0,0 67,0 67,10 40,10 40,85">
          <text:p/>
        </draw:polygon>
        <draw:path draw:style-name="gr2" draw:text-style-name="P2" draw:layer="layout" svg:width="0.08cm" svg:height="0.084cm" svg:x="3.673cm" svg:y="4.667cm" svg:viewBox="0 0 81 85" svg:d="M0 85v-85h17l20 60c2 5 3 10 4 12 1-3 2-7 4-13l21-59h15v85h-10v-71l-26 71h-10l-24-72v72z">
          <text:p/>
        </draw:path>
        <draw:polygon draw:style-name="gr3" draw:text-style-name="P3" draw:layer="layout" svg:width="9.079cm" svg:height="3.041cm" svg:x="10.613cm" svg:y="1.782cm" svg:viewBox="0 0 9080 3042" draw:points="0,3042 9080,3042 9080,0 0,0">
          <text:p/>
        </draw:polygon>
        <draw:line draw:style-name="gr4" draw:text-style-name="P4" draw:layer="layout" svg:x1="10.522cm" svg:y1="2.18cm" svg:x2="12.223cm" svg:y2="1.781cm">
          <text:p/>
        </draw:line>
        <draw:line draw:style-name="gr4" draw:text-style-name="P4" draw:layer="layout" svg:x1="10.518cm" svg:y1="2.648cm" svg:x2="14.485cm" svg:y2="1.739cm">
          <text:p/>
        </draw:line>
        <draw:line draw:style-name="gr4" draw:text-style-name="P4" draw:layer="layout" svg:x1="10.486cm" svg:y1="3.124cm" svg:x2="16.213cm" svg:y2="1.697cm">
          <text:p/>
        </draw:line>
        <draw:line draw:style-name="gr4" draw:text-style-name="P4" draw:layer="layout" svg:x1="10.404cm" svg:y1="3.559cm" svg:x2="18.222cm" svg:y2="1.694cm">
          <text:p/>
        </draw:line>
        <draw:line draw:style-name="gr4" draw:text-style-name="P4" draw:layer="layout" svg:x1="10.432cm" svg:y1="3.994cm" svg:x2="19.825cm" svg:y2="1.819cm">
          <text:p/>
        </draw:line>
        <draw:line draw:style-name="gr4" draw:text-style-name="P4" draw:layer="layout" svg:x1="10.459cm" svg:y1="4.412cm" svg:x2="19.904cm" svg:y2="2.244cm">
          <text:p/>
        </draw:line>
        <draw:line draw:style-name="gr4" draw:text-style-name="P4" draw:layer="layout" svg:x1="10.455cm" svg:y1="4.836cm" svg:x2="19.876cm" svg:y2="2.685cm">
          <text:p/>
        </draw:line>
        <draw:line draw:style-name="gr4" draw:text-style-name="P4" draw:layer="layout" svg:x1="11.748cm" svg:y1="4.969cm" svg:x2="19.97cm" svg:y2="3.072cm">
          <text:p/>
        </draw:line>
        <draw:line draw:style-name="gr4" draw:text-style-name="P4" draw:layer="layout" svg:x1="13.805cm" svg:y1="4.928cm" svg:x2="19.919cm" svg:y2="3.525cm">
          <text:p/>
        </draw:line>
        <draw:line draw:style-name="gr4" draw:text-style-name="P4" draw:layer="layout" svg:x1="15.877cm" svg:y1="4.914cm" svg:x2="19.966cm" svg:y2="3.98cm">
          <text:p/>
        </draw:line>
        <draw:line draw:style-name="gr4" draw:text-style-name="P4" draw:layer="layout" svg:x1="17.346cm" svg:y1="4.993cm" svg:x2="19.926cm" svg:y2="4.411cm">
          <text:p/>
        </draw:line>
        <draw:polygon draw:style-name="gr5" draw:text-style-name="P5" draw:layer="layout" svg:width="19.1cm" svg:height="0.805cm" svg:x="0.95cm" svg:y="5.822cm" svg:viewBox="0 0 19101 806" draw:points="0,806 0,0 19101,0 19101,806">
          <text:p/>
        </draw:polygon>
        <draw:frame draw:style-name="gr6" draw:text-style-name="P7" draw:layer="layout" svg:width="2.462cm" svg:height="0.509cm" svg:x="0.95cm" svg:y="5.921cm">
          <draw:text-box>
            <text:p text:style-name="P6"><text:span text:style-name="T1">【安装前准备】</text:span></text:p>
          </draw:text-box>
        </draw:frame>
        <draw:frame draw:style-name="gr6" draw:text-style-name="P7" draw:layer="layout" svg:width="18.976cm" svg:height="0.509cm" svg:x="0.9cm" svg:y="6.776cm">
          <draw:text-box>
            <text:p text:style-name="P6"><text:span text:style-name="T2">请按照说明书上的“满足硬</text:span><text:span text:style-name="T2">件最低要求”部分准备好一</text:span><text:span text:style-name="T2">个能够正常进行开机和引导</text:span><text:span text:style-name="T2">加载的主机。主机需要有一</text:span><text:span text:style-name="T2">个能正常读取</text:span></text:p>
          </draw:text-box>
        </draw:frame>
        <draw:frame draw:style-name="gr7" draw:text-style-name="P8" draw:layer="layout" svg:width="0.705cm" svg:height="0.374cm" svg:x="0.9cm" svg:y="7.312cm">
          <draw:text-box>
            <text:p text:style-name="P6"><text:span text:style-name="T3">DVD</text:span></text:p>
          </draw:text-box>
        </draw:frame>
        <draw:frame draw:style-name="gr6" draw:text-style-name="P7" draw:layer="layout" svg:width="4.921cm" svg:height="0.509cm" svg:x="1.692cm" svg:y="7.198cm">
          <draw:text-box>
            <text:p text:style-name="P6"><text:span text:style-name="T2">光盘的光盘</text:span><text:span text:style-name="T2">驱动器。开</text:span><text:span text:style-name="T2">机并进入</text:span></text:p>
          </draw:text-box>
        </draw:frame>
        <draw:frame draw:style-name="gr7" draw:text-style-name="P8" draw:layer="layout" svg:width="0.764cm" svg:height="0.374cm" svg:x="6.67cm" svg:y="7.312cm">
          <draw:text-box>
            <text:p text:style-name="P6"><text:span text:style-name="T3">B</text:span><text:span text:style-name="T3">I</text:span><text:span text:style-name="T3">O</text:span><text:span text:style-name="T3">S</text:span></text:p>
          </draw:text-box>
        </draw:frame>
        <draw:frame draw:style-name="gr6" draw:text-style-name="P7" draw:layer="layout" svg:width="7.029cm" svg:height="0.509cm" svg:x="7.523cm" svg:y="7.198cm">
          <draw:text-box>
            <text:p text:style-name="P6"><text:span text:style-name="T2">设</text:span><text:span text:style-name="T2">置</text:span><text:span text:style-name="T2">页</text:span><text:span text:style-name="T2">面</text:span><text:span text:style-name="T2">，</text:span><text:span text:style-name="T2">按</text:span><text:span text:style-name="T2">下</text:span><text:span text:style-name="T2">光</text:span><text:span text:style-name="T2">驱</text:span><text:span text:style-name="T2">的</text:span><text:span text:style-name="T2">弹</text:span><text:span text:style-name="T2">出</text:span><text:span text:style-name="T2">按</text:span><text:span text:style-name="T2">钮</text:span><text:span text:style-name="T2">弹</text:span><text:span text:style-name="T2">出</text:span><text:span text:style-name="T2">光</text:span><text:span text:style-name="T2">驱</text:span><text:span text:style-name="T2">。</text:span><text:span text:style-name="T2">将</text:span></text:p>
          </draw:text-box>
        </draw:frame>
        <draw:frame draw:style-name="gr7" draw:text-style-name="P8" draw:layer="layout" svg:width="1.577cm" svg:height="0.374cm" svg:x="14.574cm" svg:y="7.312cm">
          <draw:text-box>
            <text:p text:style-name="P6"><text:span text:style-name="T3">ArchLi</text:span><text:span text:style-name="T3">nux</text:span></text:p>
          </draw:text-box>
        </draw:frame>
        <draw:frame draw:style-name="gr6" draw:text-style-name="P7" draw:layer="layout" svg:width="3.867cm" svg:height="0.509cm" svg:x="16.234cm" svg:y="7.198cm">
          <draw:text-box>
            <text:p text:style-name="P6"><text:span text:style-name="T2">光盘安</text:span><text:span text:style-name="T2">装媒介</text:span><text:span text:style-name="T2">印刷面</text:span><text:span text:style-name="T2">向上</text:span></text:p>
          </draw:text-box>
        </draw:frame>
        <draw:frame draw:style-name="gr6" draw:text-style-name="P7" draw:layer="layout" svg:width="19.327cm" svg:height="0.509cm" svg:x="0.9cm" svg:y="7.62cm">
          <draw:text-box>
            <text:p text:style-name="P6"><text:span text:style-name="T2">数据面向下平稳放置于托盘</text:span><text:span text:style-name="T2">中央的圆形卡槽内。轻推托</text:span><text:span text:style-name="T2">盘至闭合位置或再次按下弹</text:span><text:span text:style-name="T2">出按钮。待光盘加载完毕，</text:span><text:span text:style-name="T2">关闭主机并再次</text:span></text:p>
          </draw:text-box>
        </draw:frame>
        <draw:frame draw:style-name="gr6" draw:text-style-name="P7" draw:layer="layout" svg:width="1.407cm" svg:height="0.509cm" svg:x="0.9cm" svg:y="8.041cm">
          <draw:text-box>
            <text:p text:style-name="P6"><text:span text:style-name="T2">开机进入</text:span></text:p>
          </draw:text-box>
        </draw:frame>
        <draw:frame draw:style-name="gr7" draw:text-style-name="P8" draw:layer="layout" svg:width="0.764cm" svg:height="0.374cm" svg:x="2.403cm" svg:y="8.156cm">
          <draw:text-box>
            <text:p text:style-name="P6"><text:span text:style-name="T3">BIOS</text:span></text:p>
          </draw:text-box>
        </draw:frame>
        <draw:frame draw:style-name="gr6" draw:text-style-name="P7" draw:layer="layout" svg:width="7.732cm" svg:height="0.509cm" svg:x="3.26cm" svg:y="8.041cm">
          <draw:text-box>
            <text:p text:style-name="P6"><text:span text:style-name="T2">设置</text:span><text:span text:style-name="T2">页</text:span><text:span text:style-name="T2">面。</text:span><text:span text:style-name="T2">请根</text:span><text:span text:style-name="T2">据引</text:span><text:span text:style-name="T2">导方</text:span><text:span text:style-name="T2">式选</text:span><text:span text:style-name="T2">择引</text:span><text:span text:style-name="T2">导设</text:span><text:span text:style-name="T2">备或</text:span><text:span text:style-name="T2">分</text:span><text:span text:style-name="T2">区。</text:span></text:p>
          </draw:text-box>
        </draw:frame>
        <draw:frame draw:style-name="gr7" draw:text-style-name="P8" draw:layer="layout" svg:width="0.709cm" svg:height="0.374cm" svg:x="10.958cm" svg:y="8.156cm">
          <draw:text-box>
            <text:p text:style-name="P6"><text:span text:style-name="T4">UEF</text:span><text:span text:style-name="T4">I</text:span></text:p>
          </draw:text-box>
        </draw:frame>
        <draw:frame draw:style-name="gr6" draw:text-style-name="P7" draw:layer="layout" svg:width="2.813cm" svg:height="0.509cm" svg:x="11.762cm" svg:y="8.041cm">
          <draw:text-box>
            <text:p text:style-name="P6"><text:span text:style-name="T5">引</text:span><text:span text:style-name="T5">导</text:span><text:span text:style-name="T5">方</text:span><text:span text:style-name="T5">式</text:span><text:span text:style-name="T5">请</text:span><text:span text:style-name="T5">选</text:span><text:span text:style-name="T5">择</text:span><text:span text:style-name="T5">：</text:span></text:p>
          </draw:text-box>
        </draw:frame>
        <draw:frame draw:style-name="gr7" draw:text-style-name="P8" draw:layer="layout" svg:width="0.942cm" svg:height="0.374cm" svg:x="14.557cm" svg:y="8.156cm">
          <draw:text-box>
            <text:p text:style-name="P6"><text:span text:style-name="T4">UEFI</text:span><text:span text:style-name="T4">:[</text:span></text:p>
          </draw:text-box>
        </draw:frame>
        <draw:frame draw:style-name="gr6" draw:text-style-name="P7" draw:layer="layout" svg:width="2.462cm" svg:height="0.509cm" svg:x="15.493cm" svg:y="8.041cm">
          <draw:text-box>
            <text:p text:style-name="P6"><text:span text:style-name="T5">存储</text:span><text:span text:style-name="T5">驱动</text:span><text:span text:style-name="T5">器名</text:span><text:span text:style-name="T5">称</text:span></text:p>
          </draw:text-box>
        </draw:frame>
        <draw:frame draw:style-name="gr7" draw:text-style-name="P8" draw:layer="layout" svg:width="2.169cm" svg:height="0.374cm" svg:x="17.953cm" svg:y="8.156cm">
          <draw:text-box>
            <text:p text:style-name="P6"><text:span text:style-name="T4">]</text:span><text:span text:style-name="T4">:</text:span><text:span text:style-name="T4">P</text:span><text:span text:style-name="T4">a</text:span><text:span text:style-name="T4">r</text:span><text:span text:style-name="T4">t</text:span><text:span text:style-name="T4">i</text:span><text:span text:style-name="T4">t</text:span><text:span text:style-name="T4">i</text:span><text:span text:style-name="T4">o</text:span><text:span text:style-name="T4">n</text:span><text:span text:style-name="T4">[</text:span><text:span text:style-name="T4">E</text:span><text:span text:style-name="T4">F</text:span><text:span text:style-name="T4">I</text:span></text:p>
          </draw:text-box>
        </draw:frame>
        <draw:frame draw:style-name="gr6" draw:text-style-name="P7" draw:layer="layout" svg:width="1.407cm" svg:height="0.509cm" svg:x="0.9cm" svg:y="8.463cm">
          <draw:text-box>
            <text:p text:style-name="P6"><text:span text:style-name="T5">引导分区</text:span></text:p>
          </draw:text-box>
        </draw:frame>
        <draw:frame draw:style-name="gr7" draw:text-style-name="P8" draw:layer="layout" svg:width="0.887cm" svg:height="0.374cm" svg:x="2.306cm" svg:y="8.577cm">
          <draw:text-box>
            <text:p text:style-name="P6"><text:span text:style-name="T4">]</text:span><text:span text:style-name="T6">BIOS</text:span></text:p>
          </draw:text-box>
        </draw:frame>
        <draw:frame draw:style-name="gr6" draw:text-style-name="P7" draw:layer="layout" svg:width="2.813cm" svg:height="0.509cm" svg:x="3.29cm" svg:y="8.463cm">
          <draw:text-box>
            <text:p text:style-name="P6"><text:span text:style-name="T7">引导</text:span><text:span text:style-name="T7">方式</text:span><text:span text:style-name="T7">请选</text:span><text:span text:style-name="T7">择：</text:span></text:p>
          </draw:text-box>
        </draw:frame>
        <draw:frame draw:style-name="gr7" draw:text-style-name="P8" draw:layer="layout" svg:width="0.315cm" svg:height="0.374cm" svg:x="6.102cm" svg:y="8.577cm">
          <draw:text-box>
            <text:p text:style-name="P6"><text:span text:style-name="T6">[</text:span></text:p>
          </draw:text-box>
        </draw:frame>
        <draw:frame draw:style-name="gr6" draw:text-style-name="P7" draw:layer="layout" svg:width="2.462cm" svg:height="0.509cm" svg:x="6.225cm" svg:y="8.463cm">
          <draw:text-box>
            <text:p text:style-name="P6"><text:span text:style-name="T7">储</text:span><text:span text:style-name="T7">存</text:span><text:span text:style-name="T7">驱</text:span><text:span text:style-name="T7">动</text:span><text:span text:style-name="T7">器</text:span><text:span text:style-name="T7">名</text:span><text:span text:style-name="T7">称</text:span></text:p>
          </draw:text-box>
        </draw:frame>
        <draw:frame draw:style-name="gr7" draw:text-style-name="P8" draw:layer="layout" svg:width="0.315cm" svg:height="0.374cm" svg:x="8.685cm" svg:y="8.577cm">
          <draw:text-box>
            <text:p text:style-name="P6"><text:span text:style-name="T6">]</text:span></text:p>
          </draw:text-box>
        </draw:frame>
        <draw:polygon draw:style-name="gr5" draw:text-style-name="P5" draw:layer="layout" svg:width="19.1cm" svg:height="0.806cm" svg:x="0.95cm" svg:y="9.231cm" svg:viewBox="0 0 19101 807" draw:points="0,807 0,0 19101,0 19101,807">
          <text:p/>
        </draw:polygon>
        <draw:frame draw:style-name="gr6" draw:text-style-name="P7" draw:layer="layout" svg:width="1.759cm" svg:height="0.509cm" svg:x="8.909cm" svg:y="8.463cm">
          <draw:text-box>
            <text:p text:style-name="P6"><text:span text:style-name="T7">保</text:span><text:span text:style-name="T7">存</text:span><text:span text:style-name="T7">并</text:span><text:span text:style-name="T7">退</text:span><text:span text:style-name="T7">出</text:span></text:p>
          </draw:text-box>
        </draw:frame>
        <draw:frame draw:style-name="gr6" draw:text-style-name="P7" draw:layer="layout" svg:width="1.407cm" svg:height="0.509cm" svg:x="0.95cm" svg:y="9.33cm">
          <draw:text-box>
            <text:p text:style-name="P6"><text:span text:style-name="T1">【启动】</text:span></text:p>
          </draw:text-box>
        </draw:frame>
        <draw:frame draw:style-name="gr6" draw:text-style-name="P7" draw:layer="layout" svg:width="0.705cm" svg:height="0.509cm" svg:x="0.9cm" svg:y="10.186cm">
          <draw:text-box>
            <text:p text:style-name="P6"><text:span text:style-name="T2">进入</text:span></text:p>
          </draw:text-box>
        </draw:frame>
        <draw:frame draw:style-name="gr7" draw:text-style-name="P8" draw:layer="layout" svg:width="0.781cm" svg:height="0.374cm" svg:x="1.708cm" svg:y="10.3cm">
          <draw:text-box>
            <text:p text:style-name="P6"><text:span text:style-name="T3">Grub</text:span></text:p>
          </draw:text-box>
        </draw:frame>
        <draw:frame draw:style-name="gr6" draw:text-style-name="P7" draw:layer="layout" svg:width="10.192cm" svg:height="0.509cm" svg:x="2.587cm" svg:y="10.186cm">
          <draw:text-box>
            <text:p text:style-name="P6"><text:span text:style-name="T2">引导</text:span><text:span text:style-name="T2">加载</text:span><text:span text:style-name="T2">页面</text:span><text:span text:style-name="T2">后，</text:span><text:span text:style-name="T2">请保</text:span><text:span text:style-name="T2">持默</text:span><text:span text:style-name="T2">认选</text:span><text:span text:style-name="T2">项。</text:span><text:span text:style-name="T2">如果</text:span><text:span text:style-name="T2">你需</text:span><text:span text:style-name="T2">要朗</text:span><text:span text:style-name="T2">读，</text:span><text:span text:style-name="T2">请选</text:span><text:span text:style-name="T2">择带</text:span><text:span text:style-name="T2">有</text:span></text:p>
          </draw:text-box>
        </draw:frame>
        <draw:frame draw:style-name="gr7" draw:text-style-name="P8" draw:layer="layout" svg:width="2.233cm" svg:height="0.374cm" svg:x="12.824cm" svg:y="10.3cm">
          <draw:text-box>
            <text:p text:style-name="P6"><text:span text:style-name="T3">”</text:span><text:span text:style-name="T3">with </text:span><text:span text:style-name="T3">speech”</text:span></text:p>
          </draw:text-box>
        </draw:frame>
        <draw:frame draw:style-name="gr6" draw:text-style-name="P7" draw:layer="layout" svg:width="4.921cm" svg:height="0.509cm" svg:x="15.158cm" svg:y="10.186cm">
          <draw:text-box>
            <text:p text:style-name="P6"><text:span text:style-name="T2">字样</text:span><text:span text:style-name="T2">的选</text:span><text:span text:style-name="T2">项。</text:span><text:span text:style-name="T2">系统</text:span><text:span text:style-name="T2">接下</text:span><text:span text:style-name="T2">来会</text:span><text:span text:style-name="T2">启动</text:span></text:p>
          </draw:text-box>
        </draw:frame>
        <draw:polygon draw:style-name="gr5" draw:text-style-name="P5" draw:layer="layout" svg:width="19.1cm" svg:height="0.806cm" svg:x="0.95cm" svg:y="11.371cm" svg:viewBox="0 0 19101 807" draw:points="0,807 0,0 19101,0 19101,807">
          <text:p/>
        </draw:polygon>
        <draw:frame draw:style-name="gr6" draw:text-style-name="P7" draw:layer="layout" svg:width="2.813cm" svg:height="0.509cm" svg:x="0.9cm" svg:y="10.607cm">
          <draw:text-box>
            <text:p text:style-name="P6"><text:span text:style-name="T2">到一个终端页面。</text:span></text:p>
          </draw:text-box>
        </draw:frame>
        <draw:frame draw:style-name="gr6" draw:text-style-name="P7" draw:layer="layout" svg:width="2.11cm" svg:height="0.509cm" svg:x="0.95cm" svg:y="11.47cm">
          <draw:text-box>
            <text:p text:style-name="P6"><text:span text:style-name="T1">【分区准备】</text:span></text:p>
          </draw:text-box>
        </draw:frame>
        <draw:frame draw:style-name="gr6" draw:text-style-name="P7" draw:layer="layout" svg:width="1.759cm" svg:height="0.509cm" svg:x="0.9cm" svg:y="12.326cm">
          <draw:text-box>
            <text:p text:style-name="P6"><text:span text:style-name="T2">你需要先为</text:span></text:p>
          </draw:text-box>
        </draw:frame>
        <draw:frame draw:style-name="gr7" draw:text-style-name="P8" draw:layer="layout" svg:width="1.577cm" svg:height="0.374cm" svg:x="2.999cm" svg:y="12.44cm">
          <draw:text-box>
            <text:p text:style-name="P6"><text:span text:style-name="T3">ArchLinux</text:span></text:p>
          </draw:text-box>
        </draw:frame>
        <draw:polygon draw:style-name="gr5" draw:text-style-name="P5" draw:layer="layout" svg:width="19.13cm" svg:height="1.334cm" svg:x="0.935cm" svg:y="13.152cm" svg:viewBox="0 0 19131 1335" draw:points="0,1335 0,0 19131,0 19131,1335">
          <text:p/>
        </draw:polygon>
        <draw:frame draw:style-name="gr6" draw:text-style-name="P7" draw:layer="layout" svg:width="13.705cm" svg:height="0.509cm" svg:x="4.731cm" svg:y="12.326cm">
          <draw:text-box>
            <text:p text:style-name="P6"><text:span text:style-name="T2">系统创建系统分</text:span><text:span text:style-name="T2">区。</text:span><text:span text:style-name="T8">以下操作会清</text:span><text:span text:style-name="T8">空分区表，确保磁</text:span><text:span text:style-name="T8">盘中的所有数据已</text:span><text:span text:style-name="T8">备份或不再需要。</text:span></text:p>
          </draw:text-box>
        </draw:frame>
        <draw:frame draw:style-name="gr7" draw:text-style-name="P8" draw:layer="layout" svg:width="0.857cm" svg:height="0.374cm" svg:x="0.935cm" svg:y="12.819cm">
          <draw:text-box>
            <text:p text:style-name="P6"><text:span text:style-name="T9">bash</text:span></text:p>
          </draw:text-box>
        </draw:frame>
        <draw:frame draw:style-name="gr6" draw:text-style-name="P7" draw:layer="layout" svg:width="4.311cm" svg:height="0.509cm" svg:x="0.935cm" svg:y="13.235cm">
          <draw:text-box>
            <text:p text:style-name="P6"><text:span text:style-name="T10">lsblk #</text:span><text:span text:style-name="T11">查看磁盘和现有分区</text:span></text:p>
          </draw:text-box>
        </draw:frame>
        <draw:frame draw:style-name="gr6" draw:text-style-name="P7" draw:layer="layout" svg:width="10.28cm" svg:height="0.509cm" svg:x="0.935cm" svg:y="13.657cm">
          <draw:text-box>
            <text:p text:style-name="P6"><text:span text:style-name="T10">fdisk /dev/sda #"sda"</text:span><text:span text:style-name="T11">填写你的目标安装分区，注意不要</text:span><text:span text:style-name="T11">写分区号</text:span></text:p>
          </draw:text-box>
        </draw:frame>
        <draw:frame draw:style-name="gr6" draw:text-style-name="P7" draw:layer="layout" svg:width="0.705cm" svg:height="0.509cm" svg:x="0.9cm" svg:y="14.62cm">
          <draw:text-box>
            <text:p text:style-name="P6"><text:span text:style-name="T2">输入</text:span></text:p>
          </draw:text-box>
        </draw:frame>
        <draw:frame draw:style-name="gr7" draw:text-style-name="P8" draw:layer="layout" svg:width="0.315cm" svg:height="0.374cm" svg:x="1.703cm" svg:y="14.734cm">
          <draw:text-box>
            <text:p text:style-name="P6"><text:span text:style-name="T3">p</text:span></text:p>
          </draw:text-box>
        </draw:frame>
        <draw:frame draw:style-name="gr6" draw:text-style-name="P7" draw:layer="layout" svg:width="6.678cm" svg:height="0.509cm" svg:x="2.003cm" svg:y="14.62cm">
          <draw:text-box>
            <text:p text:style-name="P6"><text:span text:style-name="T2">打印当前分区表，记录要删除的分区号（如</text:span></text:p>
          </draw:text-box>
        </draw:frame>
        <draw:frame draw:style-name="gr7" draw:text-style-name="P8" draw:layer="layout" svg:width="1.454cm" svg:height="0.374cm" svg:x="8.773cm" svg:y="14.734cm">
          <draw:text-box>
            <text:p text:style-name="P6"><text:span text:style-name="T3">dev/sda1</text:span></text:p>
          </draw:text-box>
        </draw:frame>
        <draw:frame draw:style-name="gr6" draw:text-style-name="P7" draw:layer="layout" svg:width="1.056cm" svg:height="0.509cm" svg:x="10.222cm" svg:y="14.62cm">
          <draw:text-box>
            <text:p text:style-name="P6"><text:span text:style-name="T2">）输入</text:span></text:p>
          </draw:text-box>
        </draw:frame>
        <draw:frame draw:style-name="gr7" draw:text-style-name="P8" draw:layer="layout" svg:width="0.315cm" svg:height="0.374cm" svg:x="11.373cm" svg:y="14.734cm">
          <draw:text-box>
            <text:p text:style-name="P6"><text:span text:style-name="T3">d</text:span></text:p>
          </draw:text-box>
        </draw:frame>
        <draw:frame draw:style-name="gr6" draw:text-style-name="P7" draw:layer="layout" svg:width="8.435cm" svg:height="0.509cm" svg:x="11.673cm" svg:y="14.62cm">
          <draw:text-box>
            <text:p text:style-name="P6"><text:span text:style-name="T2">删除分区，根据提示输入你要删除的分区号。重复删除</text:span></text:p>
          </draw:text-box>
        </draw:frame>
        <draw:frame draw:style-name="gr6" draw:text-style-name="P7" draw:layer="layout" svg:width="4.219cm" svg:height="0.509cm" svg:x="0.9cm" svg:y="15.041cm">
          <draw:text-box>
            <text:p text:style-name="P6"><text:span text:style-name="T2">直到所有旧分区消失。</text:span><text:span text:style-name="T7">对于</text:span></text:p>
          </draw:text-box>
        </draw:frame>
        <draw:frame draw:style-name="gr7" draw:text-style-name="P8" draw:layer="layout" svg:width="0.764cm" svg:height="0.374cm" svg:x="5.259cm" svg:y="15.156cm">
          <draw:text-box>
            <text:p text:style-name="P6"><text:span text:style-name="T6">BIOS</text:span></text:p>
          </draw:text-box>
        </draw:frame>
        <draw:frame draw:style-name="gr6" draw:text-style-name="P7" draw:layer="layout" svg:width="1.759cm" svg:height="0.509cm" svg:x="6.125cm" svg:y="15.041cm">
          <draw:text-box>
            <text:p text:style-name="P6"><text:span text:style-name="T7">引导：输入</text:span></text:p>
          </draw:text-box>
        </draw:frame>
        <draw:frame draw:style-name="gr7" draw:text-style-name="P8" draw:layer="layout" svg:width="0.315cm" svg:height="0.374cm" svg:x="8.001cm" svg:y="15.156cm">
          <draw:text-box>
            <text:p text:style-name="P6"><text:span text:style-name="T6">o</text:span></text:p>
          </draw:text-box>
        </draw:frame>
        <draw:frame draw:style-name="gr6" draw:text-style-name="P7" draw:layer="layout" svg:width="1.407cm" svg:height="0.509cm" svg:x="8.301cm" svg:y="15.041cm">
          <draw:text-box>
            <text:p text:style-name="P6"><text:span text:style-name="T7">创建新的</text:span></text:p>
          </draw:text-box>
        </draw:frame>
        <draw:frame draw:style-name="gr7" draw:text-style-name="P8" draw:layer="layout" svg:width="0.713cm" svg:height="0.374cm" svg:x="9.825cm" svg:y="15.156cm">
          <draw:text-box>
            <text:p text:style-name="P6"><text:span text:style-name="T6">MBR</text:span></text:p>
          </draw:text-box>
        </draw:frame>
        <draw:frame draw:style-name="gr6" draw:text-style-name="P7" draw:layer="layout" svg:width="2.186cm" svg:height="0.509cm" svg:x="10.641cm" svg:y="15.041cm">
          <draw:text-box>
            <text:p text:style-name="P6"><text:span text:style-name="T7">分区表。</text:span><text:span text:style-name="T5"> 对于</text:span></text:p>
          </draw:text-box>
        </draw:frame>
        <draw:frame draw:style-name="gr7" draw:text-style-name="P8" draw:layer="layout" svg:width="0.709cm" svg:height="0.374cm" svg:x="12.974cm" svg:y="15.156cm">
          <draw:text-box>
            <text:p text:style-name="P6"><text:span text:style-name="T4">UEFI</text:span></text:p>
          </draw:text-box>
        </draw:frame>
        <draw:frame draw:style-name="gr6" draw:text-style-name="P7" draw:layer="layout" svg:width="1.759cm" svg:height="0.509cm" svg:x="13.787cm" svg:y="15.041cm">
          <draw:text-box>
            <text:p text:style-name="P6"><text:span text:style-name="T5">引导：输入</text:span></text:p>
          </draw:text-box>
        </draw:frame>
        <draw:frame draw:style-name="gr7" draw:text-style-name="P8" draw:layer="layout" svg:width="0.315cm" svg:height="0.374cm" svg:x="15.662cm" svg:y="15.156cm">
          <draw:text-box>
            <text:p text:style-name="P6"><text:span text:style-name="T4">g</text:span></text:p>
          </draw:text-box>
        </draw:frame>
        <draw:frame draw:style-name="gr6" draw:text-style-name="P7" draw:layer="layout" svg:width="1.407cm" svg:height="0.509cm" svg:x="15.969cm" svg:y="15.041cm">
          <draw:text-box>
            <text:p text:style-name="P6"><text:span text:style-name="T5">创建新的</text:span></text:p>
          </draw:text-box>
        </draw:frame>
        <draw:frame draw:style-name="gr7" draw:text-style-name="P8" draw:layer="layout" svg:width="0.633cm" svg:height="0.374cm" svg:x="17.493cm" svg:y="15.156cm">
          <draw:text-box>
            <text:p text:style-name="P6"><text:span text:style-name="T4">GPT</text:span></text:p>
          </draw:text-box>
        </draw:frame>
        <draw:frame draw:style-name="gr6" draw:text-style-name="P7" draw:layer="layout" svg:width="1.835cm" svg:height="0.509cm" svg:x="18.229cm" svg:y="15.041cm">
          <draw:text-box>
            <text:p text:style-name="P6"><text:span text:style-name="T5">分区表。</text:span><text:span text:style-name="T2"> 输</text:span></text:p>
          </draw:text-box>
        </draw:frame>
        <draw:frame draw:style-name="gr6" draw:text-style-name="P7" draw:layer="layout" svg:width="0.353cm" svg:height="0.509cm" svg:x="0.9cm" svg:y="15.463cm">
          <draw:text-box>
            <text:p text:style-name="P6"><text:span text:style-name="T2">入</text:span></text:p>
          </draw:text-box>
        </draw:frame>
        <draw:frame draw:style-name="gr7" draw:text-style-name="P8" draw:layer="layout" svg:width="0.315cm" svg:height="0.374cm" svg:x="1.251cm" svg:y="15.577cm">
          <draw:text-box>
            <text:p text:style-name="P6"><text:span text:style-name="T12">w</text:span></text:p>
          </draw:text-box>
        </draw:frame>
        <draw:frame draw:style-name="gr6" draw:text-style-name="P7" draw:layer="layout" svg:width="3.165cm" svg:height="0.509cm" svg:x="1.51cm" svg:y="15.463cm">
          <draw:text-box>
            <text:p text:style-name="P6"><text:span text:style-name="T2">，保存并退出。</text:span><text:span text:style-name="T7">对于</text:span></text:p>
          </draw:text-box>
        </draw:frame>
        <draw:frame draw:style-name="gr7" draw:text-style-name="P8" draw:layer="layout" svg:width="0.764cm" svg:height="0.374cm" svg:x="4.803cm" svg:y="15.577cm">
          <draw:text-box>
            <text:p text:style-name="P6"><text:span text:style-name="T6">BIOS</text:span></text:p>
          </draw:text-box>
        </draw:frame>
        <draw:frame draw:style-name="gr6" draw:text-style-name="P7" draw:layer="layout" svg:width="1.759cm" svg:height="0.509cm" svg:x="5.67cm" svg:y="15.463cm">
          <draw:text-box>
            <text:p text:style-name="P6"><text:span text:style-name="T7">引导：输入</text:span></text:p>
          </draw:text-box>
        </draw:frame>
        <draw:frame draw:style-name="gr7" draw:text-style-name="P8" draw:layer="layout" svg:width="0.315cm" svg:height="0.374cm" svg:x="7.545cm" svg:y="15.577cm">
          <draw:text-box>
            <text:p text:style-name="P6"><text:span text:style-name="T6">n</text:span></text:p>
          </draw:text-box>
        </draw:frame>
        <draw:frame draw:style-name="gr6" draw:text-style-name="P7" draw:layer="layout" svg:width="2.813cm" svg:height="0.509cm" svg:x="7.852cm" svg:y="15.463cm">
          <draw:text-box>
            <text:p text:style-name="P6"><text:span text:style-name="T7">创建新分区，选择</text:span></text:p>
          </draw:text-box>
        </draw:frame>
        <draw:frame draw:style-name="gr7" draw:text-style-name="P8" draw:layer="layout" svg:width="0.315cm" svg:height="0.374cm" svg:x="10.794cm" svg:y="15.577cm">
          <draw:text-box>
            <text:p text:style-name="P6"><text:span text:style-name="T6">p</text:span></text:p>
          </draw:text-box>
        </draw:frame>
        <draw:frame draw:style-name="gr6" draw:text-style-name="P7" draw:layer="layout" svg:width="9.138cm" svg:height="0.509cm" svg:x="11.101cm" svg:y="15.463cm">
          <draw:text-box>
            <text:p text:style-name="P6"><text:span text:style-name="T7">主分区，起始扇区默认，结束扇区不需要其他分区请默认。</text:span></text:p>
          </draw:text-box>
        </draw:frame>
        <draw:frame draw:style-name="gr6" draw:text-style-name="P7" draw:layer="layout" svg:width="0.705cm" svg:height="0.509cm" svg:x="0.9cm" svg:y="15.885cm">
          <draw:text-box>
            <text:p text:style-name="P6"><text:span text:style-name="T7">需要</text:span></text:p>
          </draw:text-box>
        </draw:frame>
        <draw:frame draw:style-name="gr7" draw:text-style-name="P8" draw:layer="layout" svg:width="0.819cm" svg:height="0.374cm" svg:x="1.705cm" svg:y="15.999cm">
          <draw:text-box>
            <text:p text:style-name="P6"><text:span text:style-name="T6">swap</text:span></text:p>
          </draw:text-box>
        </draw:frame>
        <draw:frame draw:style-name="gr6" draw:text-style-name="P7" draw:layer="layout" svg:width="0.705cm" svg:height="0.509cm" svg:x="2.624cm" svg:y="15.885cm">
          <draw:text-box>
            <text:p text:style-name="P6"><text:span text:style-name="T7">请：</text:span></text:p>
          </draw:text-box>
        </draw:frame>
        <draw:frame draw:style-name="gr7" draw:text-style-name="P8" draw:layer="layout" svg:width="0.908cm" svg:height="0.374cm" svg:x="3.327cm" svg:y="15.999cm">
          <draw:text-box>
            <text:p text:style-name="P6"><text:span text:style-name="T12">n,p,2,</text:span></text:p>
          </draw:text-box>
        </draw:frame>
        <draw:frame draw:style-name="gr6" draw:text-style-name="P7" draw:layer="layout" svg:width="0.705cm" svg:height="0.509cm" svg:x="4.332cm" svg:y="15.885cm">
          <draw:text-box>
            <text:p text:style-name="P6"><text:span text:style-name="T13">回车</text:span></text:p>
          </draw:text-box>
        </draw:frame>
        <draw:frame draw:style-name="gr7" draw:text-style-name="P8" draw:layer="layout" svg:width="0.938cm" svg:height="0.374cm" svg:x="5.035cm" svg:y="15.999cm">
          <draw:text-box>
            <text:p text:style-name="P6"><text:span text:style-name="T12">,+8G(</text:span></text:p>
          </draw:text-box>
        </draw:frame>
        <draw:frame draw:style-name="gr6" draw:text-style-name="P7" draw:layer="layout" svg:width="4.218cm" svg:height="0.509cm" svg:x="5.971cm" svg:y="15.885cm">
          <draw:text-box>
            <text:p text:style-name="P6"><text:span text:style-name="T13">根据你自己想要的大小选择</text:span></text:p>
          </draw:text-box>
        </draw:frame>
        <draw:frame draw:style-name="gr7" draw:text-style-name="P8" draw:layer="layout" svg:width="1.158cm" svg:height="0.374cm" svg:x="10.193cm" svg:y="15.999cm">
          <draw:text-box>
            <text:p text:style-name="P6"><text:span text:style-name="T12">),t,2,82</text:span></text:p>
          </draw:text-box>
        </draw:frame>
        <draw:frame draw:style-name="gr6" draw:text-style-name="P7" draw:layer="layout" svg:width="1.056cm" svg:height="0.509cm" svg:x="11.346cm" svg:y="15.885cm">
          <draw:text-box>
            <text:p text:style-name="P6"><text:span text:style-name="T13">（设置</text:span></text:p>
          </draw:text-box>
        </draw:frame>
        <draw:frame draw:style-name="gr7" draw:text-style-name="P8" draw:layer="layout" svg:width="0.819cm" svg:height="0.374cm" svg:x="12.502cm" svg:y="15.999cm">
          <draw:text-box>
            <text:p text:style-name="P6"><text:span text:style-name="T12">swap</text:span></text:p>
          </draw:text-box>
        </draw:frame>
        <draw:frame draw:style-name="gr6" draw:text-style-name="P7" draw:layer="layout" svg:width="1.759cm" svg:height="0.509cm" svg:x="13.421cm" svg:y="15.885cm">
          <draw:text-box>
            <text:p text:style-name="P6"><text:span text:style-name="T13">类型）输入</text:span></text:p>
          </draw:text-box>
        </draw:frame>
        <draw:frame draw:style-name="gr7" draw:text-style-name="P8" draw:layer="layout" svg:width="0.315cm" svg:height="0.374cm" svg:x="15.281cm" svg:y="15.999cm">
          <draw:text-box>
            <text:p text:style-name="P6"><text:span text:style-name="T12">a</text:span></text:p>
          </draw:text-box>
        </draw:frame>
        <draw:frame draw:style-name="gr6" draw:text-style-name="P7" draw:layer="layout" svg:width="4.218cm" svg:height="0.509cm" svg:x="15.576cm" svg:y="15.885cm">
          <draw:text-box>
            <text:p text:style-name="P6"><text:span text:style-name="T13">将分区标记为可启动，输入</text:span></text:p>
          </draw:text-box>
        </draw:frame>
        <draw:frame draw:style-name="gr7" draw:text-style-name="P8" draw:layer="layout" svg:width="0.315cm" svg:height="0.374cm" svg:x="19.899cm" svg:y="15.999cm">
          <draw:text-box>
            <text:p text:style-name="P6"><text:span text:style-name="T12">p</text:span></text:p>
          </draw:text-box>
        </draw:frame>
        <draw:frame draw:style-name="gr6" draw:text-style-name="P7" draw:layer="layout" svg:width="3.164cm" svg:height="0.509cm" svg:x="0.9cm" svg:y="16.307cm">
          <draw:text-box>
            <text:p text:style-name="P6"><text:span text:style-name="T13">确认分区布局，输入</text:span></text:p>
          </draw:text-box>
        </draw:frame>
        <draw:frame draw:style-name="gr7" draw:text-style-name="P8" draw:layer="layout" svg:width="0.315cm" svg:height="0.374cm" svg:x="4.164cm" svg:y="16.421cm">
          <draw:text-box>
            <text:p text:style-name="P6"><text:span text:style-name="T12">w</text:span></text:p>
          </draw:text-box>
        </draw:frame>
        <draw:polygon draw:style-name="gr5" draw:text-style-name="P5" draw:layer="layout" svg:width="19.13cm" svg:height="2.177cm" svg:x="0.935cm" svg:y="17.132cm" svg:viewBox="0 0 19131 2178" draw:points="0,2178 0,0 19131,0 19131,2178">
          <text:p/>
        </draw:polygon>
        <draw:frame draw:style-name="gr6" draw:text-style-name="P7" draw:layer="layout" svg:width="1.056cm" svg:height="0.509cm" svg:x="4.523cm" svg:y="16.307cm">
          <draw:text-box>
            <text:p text:style-name="P6"><text:span text:style-name="T13">保存。</text:span></text:p>
          </draw:text-box>
        </draw:frame>
        <draw:frame draw:style-name="gr7" draw:text-style-name="P8" draw:layer="layout" svg:width="0.857cm" svg:height="0.374cm" svg:x="0.935cm" svg:y="16.799cm">
          <draw:text-box>
            <text:p text:style-name="P6"><text:span text:style-name="T9">bash</text:span></text:p>
          </draw:text-box>
        </draw:frame>
        <draw:frame draw:style-name="gr6" draw:text-style-name="P7" draw:layer="layout" svg:width="8.103cm" svg:height="0.509cm" svg:x="0.935cm" svg:y="17.215cm">
          <draw:text-box>
            <text:p text:style-name="P6"><text:span text:style-name="T10">#</text:span><text:span text:style-name="T11">注意将</text:span><text:span text:style-name="T10">/dev/sda1,/dev/sda2</text:span><text:span text:style-name="T11">换成你自己的分区号</text:span></text:p>
          </draw:text-box>
        </draw:frame>
        <draw:frame draw:style-name="gr6" draw:text-style-name="P7" draw:layer="layout" svg:width="7.312cm" svg:height="0.509cm" svg:x="0.935cm" svg:y="17.637cm">
          <draw:text-box>
            <text:p text:style-name="P6"><text:span text:style-name="T10">mkfs.ext4 /dev/sda1 #</text:span><text:span text:style-name="T11">将根分区格式化为</text:span><text:span text:style-name="T10">Ext4</text:span></text:p>
          </draw:text-box>
        </draw:frame>
        <draw:frame draw:style-name="gr6" draw:text-style-name="P7" draw:layer="layout" svg:width="5.274cm" svg:height="0.509cm" svg:x="0.935cm" svg:y="18.059cm">
          <draw:text-box>
            <text:p text:style-name="P6"><text:span text:style-name="T10">mkswap #</text:span><text:span text:style-name="T11">格式化</text:span><text:span text:style-name="T10">swap</text:span><text:span text:style-name="T11">（如有）</text:span></text:p>
          </draw:text-box>
        </draw:frame>
        <draw:frame draw:style-name="gr6" draw:text-style-name="P7" draw:layer="layout" svg:width="5.051cm" svg:height="0.509cm" svg:x="0.935cm" svg:y="18.48cm">
          <draw:text-box>
            <text:p text:style-name="P6"><text:span text:style-name="T10">swapon /dev/sda2 #</text:span><text:span text:style-name="T11">启动</text:span><text:span text:style-name="T10">swap</text:span></text:p>
          </draw:text-box>
        </draw:frame>
        <draw:frame draw:style-name="gr6" draw:text-style-name="P7" draw:layer="layout" svg:width="0.705cm" svg:height="0.509cm" svg:x="0.9cm" svg:y="19.443cm">
          <draw:text-box>
            <text:p text:style-name="P6"><text:span text:style-name="T5">对于</text:span></text:p>
          </draw:text-box>
        </draw:frame>
        <draw:frame draw:style-name="gr7" draw:text-style-name="P8" draw:layer="layout" svg:width="0.709cm" svg:height="0.374cm" svg:x="1.711cm" svg:y="19.558cm">
          <draw:text-box>
            <text:p text:style-name="P6"><text:span text:style-name="T4">UEFI</text:span></text:p>
          </draw:text-box>
        </draw:frame>
        <draw:frame draw:style-name="gr6" draw:text-style-name="P7" draw:layer="layout" svg:width="1.759cm" svg:height="0.509cm" svg:x="2.522cm" svg:y="19.443cm">
          <draw:text-box>
            <text:p text:style-name="P6"><text:span text:style-name="T5">引导：输入</text:span></text:p>
          </draw:text-box>
        </draw:frame>
        <draw:frame draw:style-name="gr7" draw:text-style-name="P8" draw:layer="layout" svg:width="0.315cm" svg:height="0.374cm" svg:x="4.393cm" svg:y="19.558cm">
          <draw:text-box>
            <text:p text:style-name="P6"><text:span text:style-name="T4">n</text:span></text:p>
          </draw:text-box>
        </draw:frame>
        <draw:frame draw:style-name="gr6" draw:text-style-name="P7" draw:layer="layout" svg:width="3.164cm" svg:height="0.509cm" svg:x="4.698cm" svg:y="19.443cm">
          <draw:text-box>
            <text:p text:style-name="P6"><text:span text:style-name="T5">创建新分区，分区号</text:span></text:p>
          </draw:text-box>
        </draw:frame>
        <draw:frame draw:style-name="gr7" draw:text-style-name="P8" draw:layer="layout" svg:width="0.315cm" svg:height="0.374cm" svg:x="7.986cm" svg:y="19.558cm">
          <draw:text-box>
            <text:p text:style-name="P6"><text:span text:style-name="T4">1,</text:span></text:p>
          </draw:text-box>
        </draw:frame>
        <draw:frame draw:style-name="gr6" draw:text-style-name="P7" draw:layer="layout" svg:width="3.867cm" svg:height="0.509cm" svg:x="8.393cm" svg:y="19.443cm">
          <draw:text-box>
            <text:p text:style-name="P6"><text:span text:style-name="T5">起始扇区默认，大小输入</text:span></text:p>
          </draw:text-box>
        </draw:frame>
        <draw:frame draw:style-name="gr7" draw:text-style-name="P8" draw:layer="layout" svg:width="0.815cm" svg:height="0.374cm" svg:x="12.39cm" svg:y="19.558cm">
          <draw:text-box>
            <text:p text:style-name="P6"><text:span text:style-name="T4">+1G,</text:span></text:p>
          </draw:text-box>
        </draw:frame>
        <draw:frame draw:style-name="gr6" draw:text-style-name="P7" draw:layer="layout" svg:width="0.705cm" svg:height="0.509cm" svg:x="13.307cm" svg:y="19.443cm">
          <draw:text-box>
            <text:p text:style-name="P6"><text:span text:style-name="T5">输入</text:span></text:p>
          </draw:text-box>
        </draw:frame>
        <draw:frame draw:style-name="gr7" draw:text-style-name="P8" draw:layer="layout" svg:width="0.315cm" svg:height="0.374cm" svg:x="14.117cm" svg:y="19.558cm">
          <draw:text-box>
            <text:p text:style-name="P6"><text:span text:style-name="T4">t,</text:span></text:p>
          </draw:text-box>
        </draw:frame>
        <draw:frame draw:style-name="gr6" draw:text-style-name="P7" draw:layer="layout" svg:width="0.705cm" svg:height="0.509cm" svg:x="14.447cm" svg:y="19.443cm">
          <draw:text-box>
            <text:p text:style-name="P6"><text:span text:style-name="T5">选择</text:span></text:p>
          </draw:text-box>
        </draw:frame>
        <draw:frame draw:style-name="gr7" draw:text-style-name="P8" draw:layer="layout" svg:width="2.212cm" svg:height="0.374cm" svg:x="15.257cm" svg:y="19.558cm">
          <draw:text-box>
            <text:p text:style-name="P6"><text:span text:style-name="T4">1(EFI System)</text:span></text:p>
          </draw:text-box>
        </draw:frame>
        <draw:frame draw:style-name="gr6" draw:text-style-name="P7" draw:layer="layout" svg:width="1.407cm" svg:height="0.509cm" svg:x="17.57cm" svg:y="19.443cm">
          <draw:text-box>
            <text:p text:style-name="P6"><text:span text:style-name="T5">，再输入</text:span></text:p>
          </draw:text-box>
        </draw:frame>
        <draw:frame draw:style-name="gr7" draw:text-style-name="P8" draw:layer="layout" svg:width="0.315cm" svg:height="0.374cm" svg:x="19.089cm" svg:y="19.558cm">
          <draw:text-box>
            <text:p text:style-name="P6"><text:span text:style-name="T4">n</text:span></text:p>
          </draw:text-box>
        </draw:frame>
        <draw:frame draw:style-name="gr6" draw:text-style-name="P7" draw:layer="layout" svg:width="0.705cm" svg:height="0.509cm" svg:x="19.394cm" svg:y="19.443cm">
          <draw:text-box>
            <text:p text:style-name="P6"><text:span text:style-name="T5">创建</text:span></text:p>
          </draw:text-box>
        </draw:frame>
        <draw:frame draw:style-name="gr6" draw:text-style-name="P7" draw:layer="layout" svg:width="2.462cm" svg:height="0.509cm" svg:x="0.9cm" svg:y="19.865cm">
          <draw:text-box>
            <text:p text:style-name="P6"><text:span text:style-name="T5">新分区，分区号</text:span></text:p>
          </draw:text-box>
        </draw:frame>
        <draw:frame draw:style-name="gr7" draw:text-style-name="P8" draw:layer="layout" svg:width="0.315cm" svg:height="0.374cm" svg:x="3.461cm" svg:y="19.979cm">
          <draw:text-box>
            <text:p text:style-name="P6"><text:span text:style-name="T4">2,</text:span></text:p>
          </draw:text-box>
        </draw:frame>
        <draw:frame draw:style-name="gr6" draw:text-style-name="P7" draw:layer="layout" svg:width="3.867cm" svg:height="0.509cm" svg:x="3.863cm" svg:y="19.865cm">
          <draw:text-box>
            <text:p text:style-name="P6"><text:span text:style-name="T5">使用剩余全部分区，输入</text:span></text:p>
          </draw:text-box>
        </draw:frame>
        <draw:frame draw:style-name="gr7" draw:text-style-name="P8" draw:layer="layout" svg:width="0.315cm" svg:height="0.374cm" svg:x="7.83cm" svg:y="19.979cm">
          <draw:text-box>
            <text:p text:style-name="P6"><text:span text:style-name="T4">p</text:span></text:p>
          </draw:text-box>
        </draw:frame>
        <draw:frame draw:style-name="gr6" draw:text-style-name="P7" draw:layer="layout" svg:width="3.164cm" svg:height="0.509cm" svg:x="8.131cm" svg:y="19.865cm">
          <draw:text-box>
            <text:p text:style-name="P6"><text:span text:style-name="T5">确认分区布局，输入</text:span></text:p>
          </draw:text-box>
        </draw:frame>
        <draw:frame draw:style-name="gr7" draw:text-style-name="P8" draw:layer="layout" svg:width="0.315cm" svg:height="0.374cm" svg:x="11.395cm" svg:y="19.979cm">
          <draw:text-box>
            <text:p text:style-name="P6"><text:span text:style-name="T4">w</text:span></text:p>
          </draw:text-box>
        </draw:frame>
        <draw:polygon draw:style-name="gr5" draw:text-style-name="P5" draw:layer="layout" svg:width="19.13cm" svg:height="1.756cm" svg:x="0.935cm" svg:y="20.69cm" svg:viewBox="0 0 19131 1757" draw:points="0,1757 0,0 19131,0 19131,1757">
          <text:p/>
        </draw:polygon>
        <draw:frame draw:style-name="gr6" draw:text-style-name="P7" draw:layer="layout" svg:width="1.056cm" svg:height="0.509cm" svg:x="11.754cm" svg:y="19.865cm">
          <draw:text-box>
            <text:p text:style-name="P6"><text:span text:style-name="T5">保存。</text:span></text:p>
          </draw:text-box>
        </draw:frame>
        <draw:frame draw:style-name="gr7" draw:text-style-name="P8" draw:layer="layout" svg:width="0.857cm" svg:height="0.374cm" svg:x="0.935cm" svg:y="20.358cm">
          <draw:text-box>
            <text:p text:style-name="P6"><text:span text:style-name="T9">bash</text:span></text:p>
          </draw:text-box>
        </draw:frame>
        <draw:frame draw:style-name="gr6" draw:text-style-name="P7" draw:layer="layout" svg:width="10.423cm" svg:height="0.509cm" svg:x="0.935cm" svg:y="20.773cm">
          <draw:text-box>
            <text:p text:style-name="P6"><text:span text:style-name="T10">#</text:span><text:span text:style-name="T11">注意将</text:span><text:span text:style-name="T10">/dev/nvme0n1p1,/dev/nvme0n1p2</text:span><text:span text:style-name="T11">换成你自己</text:span><text:span text:style-name="T11">的分区号</text:span></text:p>
          </draw:text-box>
        </draw:frame>
        <draw:frame draw:style-name="gr6" draw:text-style-name="P7" draw:layer="layout" svg:width="12.873cm" svg:height="0.509cm" svg:x="0.935cm" svg:y="21.195cm">
          <draw:text-box>
            <text:p text:style-name="P6"><text:span text:style-name="T10">mkfs.fat -F32 /dev/nvme0n1p1 #</text:span><text:span text:style-name="T11">格式化</text:span><text:span text:style-name="T10">EFI</text:span><text:span text:style-name="T11">分区为</text:span><text:span text:style-name="T10">FAT32,EFI</text:span><text:span text:style-name="T11">分区必须为</text:span><text:span text:style-name="T10">FAT32</text:span></text:p>
          </draw:text-box>
        </draw:frame>
        <draw:polygon draw:style-name="gr5" draw:text-style-name="P5" draw:layer="layout" svg:width="19.1cm" svg:height="0.806cm" svg:x="0.95cm" svg:y="22.988cm" svg:viewBox="0 0 19101 807" draw:points="0,807 0,0 19101,0 19101,807">
          <text:p/>
        </draw:polygon>
        <draw:frame draw:style-name="gr6" draw:text-style-name="P7" draw:layer="layout" svg:width="8.472cm" svg:height="0.509cm" svg:x="0.935cm" svg:y="21.617cm">
          <draw:text-box>
            <text:p text:style-name="P6"><text:span text:style-name="T10">mkfs.ext4 /dev/nvme0n1p2 #</text:span><text:span text:style-name="T11">将根分区格式化为</text:span><text:span text:style-name="T10">Ext4</text:span></text:p>
          </draw:text-box>
        </draw:frame>
        <draw:frame draw:style-name="gr6" draw:text-style-name="P7" draw:layer="layout" svg:width="2.462cm" svg:height="0.509cm" svg:x="0.95cm" svg:y="23.087cm">
          <draw:text-box>
            <text:p text:style-name="P6"><text:span text:style-name="T1">【更改镜像源】</text:span></text:p>
          </draw:text-box>
        </draw:frame>
        <draw:polygon draw:style-name="gr5" draw:text-style-name="P5" draw:layer="layout" svg:width="19.13cm" svg:height="0.877cm" svg:x="0.935cm" svg:y="24.766cm" svg:viewBox="0 0 19131 878" draw:points="0,878 0,0 19131,0 19131,878">
          <text:p/>
        </draw:polygon>
        <draw:frame draw:style-name="gr6" draw:text-style-name="P7" draw:layer="layout" svg:width="4.57cm" svg:height="0.509cm" svg:x="0.9cm" svg:y="23.942cm">
          <draw:text-box>
            <text:p text:style-name="P6"><text:span text:style-name="T2">你需要更改镜像源以加速安装</text:span></text:p>
          </draw:text-box>
        </draw:frame>
        <draw:frame draw:style-name="gr7" draw:text-style-name="P8" draw:layer="layout" svg:width="0.857cm" svg:height="0.374cm" svg:x="0.935cm" svg:y="24.433cm">
          <draw:text-box>
            <text:p text:style-name="P6"><text:span text:style-name="T9">bash</text:span></text:p>
          </draw:text-box>
        </draw:frame>
        <draw:frame draw:style-name="gr6" draw:text-style-name="P7" draw:layer="layout" svg:width="5.023cm" svg:height="0.509cm" svg:x="0.935cm" svg:y="24.814cm">
          <draw:text-box>
            <text:p text:style-name="P6"><text:span text:style-name="T10">nano /etc/pacman.d/mirrorlist</text:span></text:p>
          </draw:text-box>
        </draw:frame>
        <draw:frame draw:style-name="gr6" draw:text-style-name="P7" draw:layer="layout" svg:width="2.813cm" svg:height="0.509cm" svg:x="0.9cm" svg:y="25.777cm">
          <draw:text-box>
            <text:p text:style-name="P6"><text:span text:style-name="T2">镜像源文件格式为</text:span></text:p>
          </draw:text-box>
        </draw:frame>
        <draw:frame draw:style-name="gr7" draw:text-style-name="P8" draw:layer="layout" svg:width="1.632cm" svg:height="0.374cm" svg:x="0.9cm" svg:y="26.312cm">
          <draw:text-box>
            <text:p text:style-name="P6"><text:span text:style-name="T12">Server = [</text:span></text:p>
          </draw:text-box>
        </draw:frame>
        <draw:frame draw:style-name="gr6" draw:text-style-name="P7" draw:layer="layout" svg:width="1.759cm" svg:height="0.509cm" svg:x="2.527cm" svg:y="26.198cm">
          <draw:text-box>
            <text:p text:style-name="P6"><text:span text:style-name="T13">镜像源地址</text:span></text:p>
          </draw:text-box>
        </draw:frame>
        <draw:frame draw:style-name="gr7" draw:text-style-name="P8" draw:layer="layout" svg:width="0.315cm" svg:height="0.374cm" svg:x="4.284cm" svg:y="26.312cm">
          <draw:text-box>
            <text:p text:style-name="P6"><text:span text:style-name="T12">]</text:span></text:p>
          </draw:text-box>
        </draw:frame>
        <draw:frame draw:style-name="gr6" draw:text-style-name="P7" draw:layer="layout" svg:width="1.407cm" svg:height="0.509cm" svg:x="0.9cm" svg:y="26.62cm">
          <draw:text-box>
            <text:p text:style-name="P6"><text:span text:style-name="T2">如果你在</text:span></text:p>
          </draw:text-box>
        </draw:frame>
        <draw:frame draw:style-name="gr7" draw:text-style-name="P8" draw:layer="layout" svg:width="0.459cm" svg:height="0.374cm" svg:x="2.406cm" svg:y="26.734cm">
          <draw:text-box>
            <text:p text:style-name="P6"><text:span text:style-name="T3">CN</text:span></text:p>
          </draw:text-box>
        </draw:frame>
        <draw:frame draw:style-name="gr6" draw:text-style-name="P7" draw:layer="layout" svg:width="3.516cm" svg:height="0.509cm" svg:x="2.864cm" svg:y="26.62cm">
          <draw:text-box>
            <text:p text:style-name="P6"><text:span text:style-name="T2">，可以使用以下镜像源</text:span></text:p>
          </draw:text-box>
        </draw:frame>
        <draw:frame draw:style-name="gr6" draw:text-style-name="P7" draw:layer="layout" svg:width="1.407cm" svg:height="0.509cm" svg:x="0.9cm" svg:y="27.042cm">
          <draw:text-box>
            <text:p text:style-name="P6"><text:span text:style-name="T2">清华源：</text:span></text:p>
          </draw:text-box>
        </draw:frame>
        <draw:frame draw:style-name="gr7" draw:text-style-name="P8" draw:layer="layout" svg:width="8.477cm" svg:height="0.374cm" svg:x="2.306cm" svg:y="27.156cm">
          <draw:text-box>
            <text:p text:style-name="P6"><text:span text:style-name="T12">Server = https://mirrors.tuna.tsinghua.edu/archlinux/</text:span></text:p>
          </draw:text-box>
        </draw:frame>
        <draw:frame draw:style-name="gr6" draw:text-style-name="P7" draw:layer="layout" svg:width="1.407cm" svg:height="0.509cm" svg:x="10.732cm" svg:y="27.042cm">
          <draw:text-box>
            <text:p text:style-name="P6"><text:span text:style-name="T14">repo</text:span><text:span text:style-name="T15">/</text:span><text:span text:style-name="T14">os</text:span><text:span text:style-name="T15">/</text:span></text:p>
          </draw:text-box>
        </draw:frame>
        <draw:frame draw:style-name="gr7" draw:text-style-name="P8" draw:layer="layout" svg:width="0.701cm" svg:height="0.374cm" svg:x="12.098cm" svg:y="27.156cm">
          <draw:text-box>
            <text:p text:style-name="P6"><text:span text:style-name="T12">arch</text:span></text:p>
          </draw:text-box>
        </draw:frame>
        <draw:frame draw:style-name="gr6" draw:text-style-name="P7" draw:layer="layout" svg:width="1.759cm" svg:height="0.509cm" svg:x="0.9cm" svg:y="27.464cm">
          <draw:text-box>
            <text:p text:style-name="P6"><text:span text:style-name="T2">中科大源：</text:span></text:p>
          </draw:text-box>
        </draw:frame>
        <draw:frame draw:style-name="gr7" draw:text-style-name="P8" draw:layer="layout" svg:width="7.419cm" svg:height="0.374cm" svg:x="2.657cm" svg:y="27.578cm">
          <draw:text-box>
            <text:p text:style-name="P6"><text:span text:style-name="T12">Server = https://mirrors.ustc.edu.cn/archlinux/</text:span></text:p>
          </draw:text-box>
        </draw:frame>
        <draw:frame draw:style-name="gr6" draw:text-style-name="P7" draw:layer="layout" svg:width="1.407cm" svg:height="0.509cm" svg:x="10.03cm" svg:y="27.464cm">
          <draw:text-box>
            <text:p text:style-name="P6"><text:span text:style-name="T14">repo</text:span><text:span text:style-name="T15">/</text:span><text:span text:style-name="T14">os</text:span><text:span text:style-name="T15">/</text:span></text:p>
          </draw:text-box>
        </draw:frame>
        <draw:frame draw:style-name="gr7" draw:text-style-name="P8" draw:layer="layout" svg:width="0.701cm" svg:height="0.374cm" svg:x="11.396cm" svg:y="27.578cm">
          <draw:text-box>
            <text:p text:style-name="P6"><text:span text:style-name="T12">arch</text:span></text:p>
          </draw:text-box>
        </draw:frame>
        <draw:polygon draw:style-name="gr5" draw:text-style-name="P5" draw:layer="layout" svg:width="19.13cm" svg:height="1.273cm" svg:x="0.935cm" svg:y="28.709cm" svg:viewBox="0 0 19131 1274" draw:points="0,1274 0,0 19131,0 19131,1274">
          <text:p/>
        </draw:polygon>
        <draw:frame draw:style-name="gr6" draw:text-style-name="P7" draw:layer="layout" svg:width="3.164cm" svg:height="0.509cm" svg:x="0.9cm" svg:y="27.885cm">
          <draw:text-box>
            <text:p text:style-name="P6"><text:span text:style-name="T2">或自动选择最快镜像</text:span></text:p>
          </draw:text-box>
        </draw:frame>
        <draw:frame draw:style-name="gr7" draw:text-style-name="P8" draw:layer="layout" svg:width="0.857cm" svg:height="0.374cm" svg:x="0.935cm" svg:y="28.376cm">
          <draw:text-box>
            <text:p text:style-name="P6"><text:span text:style-name="T9">bash</text:span></text:p>
          </draw:text-box>
        </draw:frame>
        <draw:frame draw:style-name="gr6" draw:text-style-name="P7" draw:layer="layout" svg:width="3.224cm" svg:height="0.509cm" svg:x="0.935cm" svg:y="28.731cm">
          <draw:text-box>
            <text:p text:style-name="P6"><text:span text:style-name="T10">pacman -S reflector</text:span></text:p>
          </draw:text-box>
        </draw:frame>
        <draw:frame draw:style-name="gr6" draw:text-style-name="P7" draw:layer="layout" svg:width="10.975cm" svg:height="0.509cm" svg:x="0.935cm" svg:y="29.153cm">
          <draw:text-box>
            <text:p text:style-name="P6"><text:span text:style-name="T10">reflector --country China --sort rate --save </text:span><text:span text:style-name="T10">/etc/pacman.d/mirrorlist</text:span></text:p>
          </draw:text-box>
        </draw:frame>
        <draw:frame draw:style-name="gr8" draw:text-style-name="P10" draw:layer="layout" svg:width="8cm" svg:height="1.25cm" svg:x="11.15cm" svg:y="2.4cm">
          <draw:text-box>
            <text:p text:style-name="P9"><text:span text:style-name="T16">ArchL</text:span><text:span text:style-name="T16">inux</text:span><text:span text:style-name="T17">安装</text:span><text:span text:style-name="T17">指南</text:span></text:p>
          </draw:text-box>
        </draw:frame>
        <draw:frame draw:style-name="gr9" draw:text-style-name="P12" draw:layer="layout" svg:width="2.5cm" svg:height="0.75cm" svg:x="17.017cm" svg:y="3.547cm">
          <draw:text-box>
            <text:p text:style-name="P11"><text:span text:style-name="T18">[Un</text:span><text:span text:style-name="T18">offi</text:span><text:span text:style-name="T18">cial</text:span><text:span text:style-name="T18">]</text:span></text:p>
          </draw:text-box>
        </draw:frame>
        <draw:frame draw:style-name="gr10" draw:text-style-name="P14" draw:layer="layout" svg:width="7.121cm" svg:height="0.568cm" svg:x="11.092cm" svg:y="4.09cm">
          <draw:text-box>
            <text:p text:style-name="P13"><text:span text:style-name="T19">请仔细阅读安装指</text:span><text:span text:style-name="T19">南并在系统管理员</text:span><text:span text:style-name="T19">指导下使用</text:span></text:p>
          </draw:text-box>
        </draw:frame>
      </draw:page>
      <draw:page draw:name="page2" draw:style-name="dp1" draw:master-page-name="master-page59">
        <draw:polygon draw:style-name="gr5" draw:text-style-name="P5" draw:layer="layout" svg:width="19.1cm" svg:height="0.805cm" svg:x="0.95cm" svg:y="0.95cm" svg:viewBox="0 0 19101 806" draw:points="0,806 0,0 19101,0 19101,806">
          <text:p/>
        </draw:polygon>
        <draw:polygon draw:style-name="gr5" draw:text-style-name="P5" draw:layer="layout" svg:width="19.13cm" svg:height="2.181cm" svg:x="0.935cm" svg:y="2.366cm" svg:viewBox="0 0 19131 2182" draw:points="0,2182 0,0 19131,0 19131,2182">
          <text:p/>
        </draw:polygon>
        <draw:frame draw:style-name="gr6" draw:text-style-name="P7" draw:layer="layout" svg:width="2.813cm" svg:height="0.509cm" svg:x="0.95cm" svg:y="1.048cm">
          <draw:text-box>
            <text:p text:style-name="P6"><text:span text:style-name="T1">【安装基础系统】</text:span></text:p>
          </draw:text-box>
        </draw:frame>
        <draw:frame draw:style-name="gr7" draw:text-style-name="P8" draw:layer="layout" svg:width="0.857cm" svg:height="0.374cm" svg:x="0.935cm" svg:y="2.034cm">
          <draw:text-box>
            <text:p text:style-name="P6"><text:span text:style-name="T9">bash</text:span></text:p>
          </draw:text-box>
        </draw:frame>
        <draw:frame draw:style-name="gr6" draw:text-style-name="P7" draw:layer="layout" svg:width="7.446cm" svg:height="0.509cm" svg:x="0.935cm" svg:y="2.452cm">
          <draw:text-box>
            <text:p text:style-name="P6"><text:span text:style-name="T10">mount [</text:span><text:span text:style-name="T11">你的根分区分区号</text:span><text:span text:style-name="T10">] /mnt #</text:span><text:span text:style-name="T11">挂载根分区</text:span></text:p>
          </draw:text-box>
        </draw:frame>
        <draw:frame draw:style-name="gr6" draw:text-style-name="P7" draw:layer="layout" svg:width="16.002cm" svg:height="0.509cm" svg:x="0.935cm" svg:y="2.874cm">
          <draw:text-box>
            <text:p text:style-name="P6"><text:span text:style-name="T10">pacstrap /mnt base linux linux-firmware #</text:span><text:span text:style-name="T11">安装基础系</text:span><text:span text:style-name="T11">统</text:span><text:span text:style-name="T10">,</text:span><text:span text:style-name="T11">安装时软件包请自行选择，不会选择请默认</text:span></text:p>
          </draw:text-box>
        </draw:frame>
        <draw:frame draw:style-name="gr6" draw:text-style-name="P7" draw:layer="layout" svg:width="7.744cm" svg:height="0.509cm" svg:x="0.935cm" svg:y="3.296cm">
          <draw:text-box>
            <text:p text:style-name="P6"><text:span text:style-name="T10">genfstab -U /mnt &gt;&gt; /mnt/etc/fstab #</text:span><text:span text:style-name="T11">生成</text:span><text:span text:style-name="T10">fstab</text:span></text:p>
          </draw:text-box>
        </draw:frame>
        <draw:polygon draw:style-name="gr5" draw:text-style-name="P5" draw:layer="layout" svg:width="19.1cm" svg:height="0.805cm" svg:x="0.95cm" svg:y="5.089cm" svg:viewBox="0 0 19101 806" draw:points="0,806 0,0 19101,0 19101,806">
          <text:p/>
        </draw:polygon>
        <draw:frame draw:style-name="gr6" draw:text-style-name="P7" draw:layer="layout" svg:width="4.565cm" svg:height="0.509cm" svg:x="0.935cm" svg:y="3.718cm">
          <draw:text-box>
            <text:p text:style-name="P6"><text:span text:style-name="T10">arch-root /mnt #</text:span><text:span text:style-name="T11">进入新系统</text:span></text:p>
          </draw:text-box>
        </draw:frame>
        <draw:frame draw:style-name="gr6" draw:text-style-name="P7" draw:layer="layout" svg:width="1.056cm" svg:height="0.509cm" svg:x="0.95cm" svg:y="5.188cm">
          <draw:text-box>
            <text:p text:style-name="P6"><text:span text:style-name="T1">【安装</text:span></text:p>
          </draw:text-box>
        </draw:frame>
        <draw:frame draw:style-name="gr7" draw:text-style-name="P8" draw:layer="layout" svg:width="0.87cm" svg:height="0.374cm" svg:x="2.114cm" svg:y="5.302cm">
          <draw:text-box>
            <text:p text:style-name="P6"><text:span text:style-name="T20">Grub</text:span></text:p>
          </draw:text-box>
        </draw:frame>
        <draw:frame draw:style-name="gr6" draw:text-style-name="P7" draw:layer="layout" svg:width="2.11cm" svg:height="0.509cm" svg:x="3.092cm" svg:y="5.188cm">
          <draw:text-box>
            <text:p text:style-name="P6"><text:span text:style-name="T1">引导加载器】</text:span></text:p>
          </draw:text-box>
        </draw:frame>
        <draw:frame draw:style-name="gr6" draw:text-style-name="P7" draw:layer="layout" svg:width="0.705cm" svg:height="0.509cm" svg:x="0.9cm" svg:y="6.043cm">
          <draw:text-box>
            <text:p text:style-name="P6"><text:span text:style-name="T7">对于</text:span></text:p>
          </draw:text-box>
        </draw:frame>
        <draw:frame draw:style-name="gr7" draw:text-style-name="P8" draw:layer="layout" svg:width="0.764cm" svg:height="0.374cm" svg:x="1.703cm" svg:y="6.157cm">
          <draw:text-box>
            <text:p text:style-name="P6"><text:span text:style-name="T6">BIOS</text:span></text:p>
          </draw:text-box>
        </draw:frame>
        <draw:polygon draw:style-name="gr5" draw:text-style-name="P5" draw:layer="layout" svg:width="19.13cm" svg:height="1.332cm" svg:x="0.935cm" svg:y="6.861cm" svg:viewBox="0 0 19131 1333" draw:points="0,1333 0,0 19131,0 19131,1333">
          <text:p/>
        </draw:polygon>
        <draw:frame draw:style-name="gr6" draw:text-style-name="P7" draw:layer="layout" svg:width="1.056cm" svg:height="0.509cm" svg:x="2.564cm" svg:y="6.043cm">
          <draw:text-box>
            <text:p text:style-name="P6"><text:span text:style-name="T7">引导：</text:span></text:p>
          </draw:text-box>
        </draw:frame>
        <draw:frame draw:style-name="gr7" draw:text-style-name="P8" draw:layer="layout" svg:width="0.857cm" svg:height="0.374cm" svg:x="0.935cm" svg:y="6.528cm">
          <draw:text-box>
            <text:p text:style-name="P6"><text:span text:style-name="T9">bash</text:span></text:p>
          </draw:text-box>
        </draw:frame>
        <draw:frame draw:style-name="gr6" draw:text-style-name="P7" draw:layer="layout" svg:width="13.939cm" svg:height="0.509cm" svg:x="0.935cm" svg:y="6.943cm">
          <draw:text-box>
            <text:p text:style-name="P6"><text:span text:style-name="T10">pacman -S grub grub-install --target=i386-pc [</text:span><text:span text:style-name="T11">你的磁盘</text:span><text:span text:style-name="T11">号，注意不是分区</text:span><text:span text:style-name="T10">] #</text:span><text:span text:style-name="T11">安装</text:span><text:span text:style-name="T10">grub</text:span></text:p>
          </draw:text-box>
        </draw:frame>
        <draw:frame draw:style-name="gr6" draw:text-style-name="P7" draw:layer="layout" svg:width="8.967cm" svg:height="0.509cm" svg:x="0.935cm" svg:y="7.365cm">
          <draw:text-box>
            <text:p text:style-name="P6"><text:span text:style-name="T10">grub-mkconfig -o /boot/grub/grub.cfg #</text:span><text:span text:style-name="T11">生成</text:span><text:span text:style-name="T10">grub</text:span><text:span text:style-name="T11">配置</text:span></text:p>
          </draw:text-box>
        </draw:frame>
        <draw:frame draw:style-name="gr6" draw:text-style-name="P7" draw:layer="layout" svg:width="0.705cm" svg:height="0.509cm" svg:x="0.9cm" svg:y="8.328cm">
          <draw:text-box>
            <text:p text:style-name="P6"><text:span text:style-name="T5">对于</text:span></text:p>
          </draw:text-box>
        </draw:frame>
        <draw:frame draw:style-name="gr7" draw:text-style-name="P8" draw:layer="layout" svg:width="0.709cm" svg:height="0.374cm" svg:x="1.703cm" svg:y="8.442cm">
          <draw:text-box>
            <text:p text:style-name="P6"><text:span text:style-name="T4">UEFI</text:span></text:p>
          </draw:text-box>
        </draw:frame>
        <draw:polygon draw:style-name="gr5" draw:text-style-name="P5" draw:layer="layout" svg:width="19.13cm" svg:height="1.695cm" svg:x="0.935cm" svg:y="9.145cm" svg:viewBox="0 0 19131 1696" draw:points="0,1696 0,0 19131,0 19131,1696">
          <text:p/>
        </draw:polygon>
        <draw:frame draw:style-name="gr6" draw:text-style-name="P7" draw:layer="layout" svg:width="1.056cm" svg:height="0.509cm" svg:x="2.511cm" svg:y="8.328cm">
          <draw:text-box>
            <text:p text:style-name="P6"><text:span text:style-name="T5">引导：</text:span></text:p>
          </draw:text-box>
        </draw:frame>
        <draw:frame draw:style-name="gr7" draw:text-style-name="P8" draw:layer="layout" svg:width="0.857cm" svg:height="0.374cm" svg:x="0.935cm" svg:y="8.813cm">
          <draw:text-box>
            <text:p text:style-name="P6"><text:span text:style-name="T9">bash</text:span></text:p>
          </draw:text-box>
        </draw:frame>
        <draw:frame draw:style-name="gr6" draw:text-style-name="P7" draw:layer="layout" svg:width="4.506cm" svg:height="0.509cm" svg:x="0.935cm" svg:y="9.168cm">
          <draw:text-box>
            <text:p text:style-name="P6"><text:span text:style-name="T10">pacman -S grub efibootmgr</text:span></text:p>
          </draw:text-box>
        </draw:frame>
        <draw:frame draw:style-name="gr6" draw:text-style-name="P7" draw:layer="layout" svg:width="14.936cm" svg:height="0.509cm" svg:x="0.935cm" svg:y="9.59cm">
          <draw:text-box>
            <text:p text:style-name="P6"><text:span text:style-name="T10">verbgrub-install --target=x86_64-efi </text:span><text:span text:style-name="T10">--efi-directory=/boot --bootloader-id=GRUB #</text:span><text:span text:style-name="T11">安装</text:span><text:span text:style-name="T10">grub</text:span></text:p>
          </draw:text-box>
        </draw:frame>
        <draw:polygon draw:style-name="gr5" draw:text-style-name="P5" draw:layer="layout" svg:width="19.1cm" svg:height="0.806cm" svg:x="0.95cm" svg:y="11.382cm" svg:viewBox="0 0 19101 807" draw:points="0,807 0,0 19101,0 19101,807">
          <text:p/>
        </draw:polygon>
        <draw:frame draw:style-name="gr6" draw:text-style-name="P7" draw:layer="layout" svg:width="8.967cm" svg:height="0.509cm" svg:x="0.935cm" svg:y="10.011cm">
          <draw:text-box>
            <text:p text:style-name="P6"><text:span text:style-name="T10">grub-mkconfig -o /boot/grub/grub.cfg #</text:span><text:span text:style-name="T11">生成</text:span><text:span text:style-name="T10">grub</text:span><text:span text:style-name="T11">配置</text:span></text:p>
          </draw:text-box>
        </draw:frame>
        <draw:frame draw:style-name="gr6" draw:text-style-name="P7" draw:layer="layout" svg:width="2.813cm" svg:height="0.509cm" svg:x="0.95cm" svg:y="11.481cm">
          <draw:text-box>
            <text:p text:style-name="P6"><text:span text:style-name="T1">【安装桌面环境】</text:span></text:p>
          </draw:text-box>
        </draw:frame>
        <draw:frame draw:style-name="gr6" draw:text-style-name="P7" draw:layer="layout" svg:width="7.029cm" svg:height="0.509cm" svg:x="0.9cm" svg:y="12.337cm">
          <draw:text-box>
            <text:p text:style-name="P6"><text:span text:style-name="T2">不需要图形化操作可以不安装桌面环境。对于</text:span></text:p>
          </draw:text-box>
        </draw:frame>
        <draw:frame draw:style-name="gr7" draw:text-style-name="P8" draw:layer="layout" svg:width="1.678cm" svg:height="0.374cm" svg:x="8.136cm" svg:y="12.451cm">
          <draw:text-box>
            <text:p text:style-name="P6"><text:span text:style-name="T3">ArchLinux,</text:span></text:p>
          </draw:text-box>
        </draw:frame>
        <draw:frame draw:style-name="gr6" draw:text-style-name="P7" draw:layer="layout" svg:width="1.407cm" svg:height="0.509cm" svg:x="9.912cm" svg:y="12.337cm">
          <draw:text-box>
            <text:p text:style-name="P6"><text:span text:style-name="T2">推荐使用</text:span></text:p>
          </draw:text-box>
        </draw:frame>
        <draw:frame draw:style-name="gr7" draw:text-style-name="P8" draw:layer="layout" svg:width="2cm" svg:height="0.374cm" svg:x="11.443cm" svg:y="12.451cm">
          <draw:text-box>
            <text:p text:style-name="P6"><text:span text:style-name="T3">KDE Plasma,</text:span></text:p>
          </draw:text-box>
        </draw:frame>
        <draw:frame draw:style-name="gr6" draw:text-style-name="P7" draw:layer="layout" svg:width="1.759cm" svg:height="0.509cm" svg:x="13.551cm" svg:y="12.337cm">
          <draw:text-box>
            <text:p text:style-name="P6"><text:span text:style-name="T2">不推荐使用</text:span></text:p>
          </draw:text-box>
        </draw:frame>
        <draw:frame draw:style-name="gr7" draw:text-style-name="P8" draw:layer="layout" svg:width="1.103cm" svg:height="0.374cm" svg:x="15.439cm" svg:y="12.451cm">
          <draw:text-box>
            <text:p text:style-name="P6"><text:span text:style-name="T3">gnome</text:span></text:p>
          </draw:text-box>
        </draw:frame>
        <draw:frame draw:style-name="gr6" draw:text-style-name="P7" draw:layer="layout" svg:width="3.516cm" svg:height="0.509cm" svg:x="16.536cm" svg:y="12.337cm">
          <draw:text-box>
            <text:p text:style-name="P6"><text:span text:style-name="T2">。如果需要轻量级的桌</text:span></text:p>
          </draw:text-box>
        </draw:frame>
        <draw:frame draw:style-name="gr6" draw:text-style-name="P7" draw:layer="layout" svg:width="2.11cm" svg:height="0.509cm" svg:x="0.9cm" svg:y="12.759cm">
          <draw:text-box>
            <text:p text:style-name="P6"><text:span text:style-name="T2">面环境请选择</text:span></text:p>
          </draw:text-box>
        </draw:frame>
        <draw:polygon draw:style-name="gr5" draw:text-style-name="P5" draw:layer="layout" svg:width="19.13cm" svg:height="1.273cm" svg:x="0.935cm" svg:y="13.577cm" svg:viewBox="0 0 19131 1274" draw:points="0,1274 0,0 19131,0 19131,1274">
          <text:p/>
        </draw:polygon>
        <draw:frame draw:style-name="gr7" draw:text-style-name="P8" draw:layer="layout" svg:width="0.87cm" svg:height="0.374cm" svg:x="3.109cm" svg:y="12.873cm">
          <draw:text-box>
            <text:p text:style-name="P6"><text:span text:style-name="T3">xfce4</text:span></text:p>
          </draw:text-box>
        </draw:frame>
        <draw:frame draw:style-name="gr7" draw:text-style-name="P8" draw:layer="layout" svg:width="0.857cm" svg:height="0.374cm" svg:x="0.935cm" svg:y="13.244cm">
          <draw:text-box>
            <text:p text:style-name="P6"><text:span text:style-name="T9">bash</text:span></text:p>
          </draw:text-box>
        </draw:frame>
        <draw:frame draw:style-name="gr6" draw:text-style-name="P7" draw:layer="layout" svg:width="7.724cm" svg:height="0.509cm" svg:x="0.935cm" svg:y="13.599cm">
          <draw:text-box>
            <text:p text:style-name="P6"><text:span text:style-name="T10">pacman -S plasma-meta konsole dolphin sddm</text:span></text:p>
          </draw:text-box>
        </draw:frame>
        <draw:polygon draw:style-name="gr5" draw:text-style-name="P5" draw:layer="layout" svg:width="19.1cm" svg:height="0.806cm" svg:x="0.95cm" svg:y="15.392cm" svg:viewBox="0 0 19101 807" draw:points="0,807 0,0 19101,0 19101,807">
          <text:p/>
        </draw:polygon>
        <draw:frame draw:style-name="gr6" draw:text-style-name="P7" draw:layer="layout" svg:width="3.778cm" svg:height="0.509cm" svg:x="0.935cm" svg:y="14.021cm">
          <draw:text-box>
            <text:p text:style-name="P6"><text:span text:style-name="T10">systemctl enable sddm</text:span></text:p>
          </draw:text-box>
        </draw:frame>
        <draw:polygon draw:style-name="gr5" draw:text-style-name="P5" draw:layer="layout" svg:width="19.13cm" svg:height="1.689cm" svg:x="0.935cm" svg:y="16.809cm" svg:viewBox="0 0 19131 1690" draw:points="0,1690 0,0 19131,0 19131,1690">
          <text:p/>
        </draw:polygon>
        <draw:frame draw:style-name="gr6" draw:text-style-name="P7" draw:layer="layout" svg:width="3.164cm" svg:height="0.509cm" svg:x="0.95cm" svg:y="15.491cm">
          <draw:text-box>
            <text:p text:style-name="P6"><text:span text:style-name="T1">【重启进入新系统】</text:span></text:p>
          </draw:text-box>
        </draw:frame>
        <draw:frame draw:style-name="gr7" draw:text-style-name="P8" draw:layer="layout" svg:width="0.857cm" svg:height="0.374cm" svg:x="0.935cm" svg:y="16.476cm">
          <draw:text-box>
            <text:p text:style-name="P6"><text:span text:style-name="T9">bash</text:span></text:p>
          </draw:text-box>
        </draw:frame>
        <draw:frame draw:style-name="gr6" draw:text-style-name="P7" draw:layer="layout" svg:width="0.599cm" svg:height="0.509cm" svg:x="0.935cm" svg:y="16.825cm">
          <draw:text-box>
            <text:p text:style-name="P6"><text:span text:style-name="T10">exit</text:span></text:p>
          </draw:text-box>
        </draw:frame>
        <draw:frame draw:style-name="gr6" draw:text-style-name="P7" draw:layer="layout" svg:width="2.622cm" svg:height="0.509cm" svg:x="0.935cm" svg:y="17.247cm">
          <draw:text-box>
            <text:p text:style-name="P6"><text:span text:style-name="T10">umount -R /mnt</text:span></text:p>
          </draw:text-box>
        </draw:frame>
        <draw:polygon draw:style-name="gr5" draw:text-style-name="P5" draw:layer="layout" svg:width="19.1cm" svg:height="0.805cm" svg:x="0.95cm" svg:y="19.04cm" svg:viewBox="0 0 19101 806" draw:points="0,806 0,0 19101,0 19101,806">
          <text:p/>
        </draw:polygon>
        <draw:frame draw:style-name="gr6" draw:text-style-name="P7" draw:layer="layout" svg:width="1.107cm" svg:height="0.509cm" svg:x="0.935cm" svg:y="17.669cm">
          <draw:text-box>
            <text:p text:style-name="P6"><text:span text:style-name="T10">reboot</text:span></text:p>
          </draw:text-box>
        </draw:frame>
        <draw:frame draw:style-name="gr6" draw:text-style-name="P7" draw:layer="layout" svg:width="2.11cm" svg:height="0.509cm" svg:x="0.95cm" svg:y="19.139cm">
          <draw:text-box>
            <text:p text:style-name="P6"><text:span text:style-name="T1">【注意事项】</text:span></text:p>
          </draw:text-box>
        </draw:frame>
        <draw:frame draw:style-name="gr6" draw:text-style-name="P7" draw:layer="layout" svg:width="1.759cm" svg:height="0.509cm" svg:x="0.9cm" svg:y="19.994cm">
          <draw:text-box>
            <text:p text:style-name="P6"><text:span text:style-name="T2">本指南写于</text:span></text:p>
          </draw:text-box>
        </draw:frame>
        <draw:frame draw:style-name="gr7" draw:text-style-name="P8" draw:layer="layout" svg:width="1.92cm" svg:height="0.374cm" svg:x="2.784cm" svg:y="20.108cm">
          <draw:text-box>
            <text:p text:style-name="P6"><text:span text:style-name="T3">2025.07.21,</text:span></text:p>
          </draw:text-box>
        </draw:frame>
        <draw:frame draw:style-name="gr6" draw:text-style-name="P7" draw:layer="layout" svg:width="15.111cm" svg:height="0.509cm" svg:x="4.803cm" svg:y="19.994cm">
          <draw:text-box>
            <text:p text:style-name="P6"><text:span text:style-name="T2">不一定适用您所在的时间。本指南并没有对于系统设置及语</text:span><text:span text:style-name="T2">言设置的指导，请自行研究。本项目非</text:span></text:p>
          </draw:text-box>
        </draw:frame>
        <draw:frame draw:style-name="gr6" draw:text-style-name="P7" draw:layer="layout" svg:width="5.624cm" svg:height="0.509cm" svg:x="0.9cm" svg:y="20.416cm">
          <draw:text-box>
            <text:p text:style-name="P6"><text:span text:style-name="T2">官方项目，所有日期均无实际意义。</text:span></text:p>
          </draw:text-box>
        </draw:frame>
        <draw:frame draw:style-name="gr6" draw:text-style-name="P7" draw:layer="layout" svg:width="8.48cm" svg:height="0.509cm" svg:x="0.9cm" svg:y="20.838cm">
          <draw:text-box>
            <text:p text:style-name="P6"><text:span text:style-name="T11">一行文字</text:span><text:span text:style-name="T10">#</text:span><text:span text:style-name="T11">后面的部分是注释，不要输入进去啊笨蛋！</text:span></text:p>
          </draw:text-box>
        </draw:frame>
        <draw:frame draw:style-name="gr6" draw:text-style-name="P7" draw:layer="layout" svg:width="5.462cm" svg:height="0.509cm" svg:x="0.9cm" svg:y="21.259cm">
          <draw:text-box>
            <text:p text:style-name="P6"><text:span text:style-name="T10">[</text:span><text:span text:style-name="T11">括起来的</text:span><text:span text:style-name="T10">]</text:span><text:span text:style-name="T11">要带着中括号一起换掉</text:span></text:p>
          </draw:text-box>
        </draw:frame>
        <draw:frame draw:style-name="gr6" draw:text-style-name="P7" draw:layer="layout" svg:width="1.056cm" svg:height="0.509cm" svg:x="0.9cm" svg:y="22.222cm">
          <draw:text-box>
            <text:p text:style-name="P6"><text:span text:style-name="T2">编审：</text:span></text:p>
          </draw:text-box>
        </draw:frame>
        <draw:frame draw:style-name="gr7" draw:text-style-name="P8" draw:layer="layout" svg:width="2.305cm" svg:height="0.374cm" svg:x="2.524cm" svg:y="22.337cm">
          <draw:text-box>
            <text:p text:style-name="P6"><text:span text:style-name="T3">@Evo-creative</text:span></text:p>
          </draw:text-box>
        </draw:frame>
        <draw:frame draw:style-name="gr7" draw:text-style-name="P8" draw:layer="layout" svg:width="1.209cm" svg:height="0.374cm" svg:x="0.9cm" svg:y="22.758cm">
          <draw:text-box>
            <text:p text:style-name="P6"><text:span text:style-name="T3">GitHub:</text:span></text:p>
          </draw:text-box>
        </draw:frame>
        <draw:frame draw:style-name="gr7" draw:text-style-name="P8" draw:layer="layout" svg:width="7.783cm" svg:height="0.374cm" svg:x="2.525cm" svg:y="22.758cm">
          <draw:text-box>
            <text:p text:style-name="P6"><text:span text:style-name="T3">Evo-creative/ArchLinux-DVD-midia-box-Unoffici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MI10" svg:font-family="CMMI10"/>
    <style:font-face style:name="CMR10" svg:font-family="CMR10"/>
    <style:font-face style:name="DejaVuSans" svg:font-family="DejaVuSans"/>
    <style:font-face style:name="FandolFang-Regular-Identity-H" svg:font-family="FandolFang-Regular-Identity-H"/>
    <style:font-face style:name="FandolSong-Bold-Identity-H" svg:font-family="FandolSong-Bold-Identity-H"/>
    <style:font-face style:name="FandolSong-Regular-Identity-H" svg:font-family="FandolSong-Regular-Identity-H"/>
    <style:font-face style:name="LMMono10-Regular-Identity-H" svg:font-family="LMMono10-Regular-Identity-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5T23:37:55.121221065</dc:date>
    <meta:editing-duration>PT1M39S</meta:editing-duration>
    <meta:editing-cycles>1</meta:editing-cycles>
    <meta:document-statistic meta:object-count="237"/>
    <meta:generator>LibreOffice/24.2.7.2$Linux_X86_64 LibreOffice_project/420$Build-2</meta:generator>
  </office:meta>
</office:document-meta>
</file>